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3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3.729cm"/>
    </style:style>
    <style:style style:name="co8" style:family="table-column">
      <style:table-column-properties fo:break-before="auto" style:column-width="7.706cm"/>
    </style:style>
    <style:style style:name="co9" style:family="table-column">
      <style:table-column-properties fo:break-before="auto" style:column-width="6.662cm"/>
    </style:style>
    <style:style style:name="co10" style:family="table-column">
      <style:table-column-properties fo:break-before="auto" style:column-width="8.694cm"/>
    </style:style>
    <style:style style:name="co11" style:family="table-column">
      <style:table-column-properties fo:break-before="auto" style:column-width="11.59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XU3_5f_1_5f_A15_5f_perfcpu">
      <style:table-properties table:display="true" style:writing-mode="lr-tb"/>
    </style:style>
    <style:style style:name="ta2" style:family="table" style:master-page-name="PageStyle_5f_XU3_5f_2_5f_A15_5f_perfthread">
      <style:table-properties table:display="true" style:writing-mode="lr-tb"/>
    </style:style>
    <style:style style:name="ta3" style:family="table" style:master-page-name="PageStyle_5f_XU3_5f_2_5f_A15_5f_perfcpu">
      <style:table-properties table:display="true" style:writing-mode="lr-tb"/>
    </style:style>
    <style:style style:name="ta4" style:family="table" style:master-page-name="PageStyle_5f_XU3_5f_2_5f_A15_5f_perfcpu_5f_reboot">
      <style:table-properties table:display="true" style:writing-mode="lr-tb"/>
    </style:style>
    <style:style style:name="ta5" style:family="table" style:master-page-name="PageStyle_5f_XU3_5f_2_5f_A15_5f_perf_5f_difference">
      <style:table-properties table:display="true" style:writing-mode="lr-tb"/>
    </style:style>
    <style:style style:name="ta6" style:family="table" style:master-page-name="PageStyle_5f_XU3_5f_2_5f_A15_5f_perfcpu_5f_reboot_5f_difference">
      <style:table-properties table:display="true" style:writing-mode="lr-tb"/>
    </style:style>
    <style:style style:name="ta7" style:family="table" style:master-page-name="PageStyle_5f_XU3_5f_A15_5f_perfcpu_5f_differenc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XU3_1_A15_perfcpu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L1 Data Cache access</text:p>
          </table:table-cell>
          <table:table-cell office:value-type="string">
            <text:p>Avg. L1 Instructions Cache access</text:p>
          </table:table-cell>
          <table:table-cell office:value-type="string">
            <text:p>Avg. L2 Data Cache access</text:p>
          </table:table-cell>
          <table:table-cell office:value-type="string">
            <text:p>Avg. Bus Access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2.7">
            <text:p>72.7</text:p>
          </table:table-cell>
          <table:table-cell office:value-type="float" office:value="217.208">
            <text:p>217.208</text:p>
          </table:table-cell>
          <table:table-cell office:value-type="float" office:value="2.2224">
            <text:p>2.2224</text:p>
          </table:table-cell>
          <table:table-cell office:value-type="float" office:value="50.582">
            <text:p>50.582</text:p>
          </table:table-cell>
          <table:table-cell office:value-type="float" office:value="1.6753">
            <text:p>1.6753</text:p>
          </table:table-cell>
          <table:table-cell office:value-type="float" office:value="1.3">
            <text:p>1.3</text:p>
          </table:table-cell>
          <table:table-cell office:value-type="float" office:value="135329040543.4">
            <text:p>135329040543.4</text:p>
          </table:table-cell>
          <table:table-cell office:value-type="float" office:value="51836007356.2">
            <text:p>51836007356.2</text:p>
          </table:table-cell>
          <table:table-cell office:value-type="float" office:value="46547065714.4">
            <text:p>46547065714.4</text:p>
          </table:table-cell>
          <table:table-cell office:value-type="float" office:value="719927056.6">
            <text:p>719927056.6</text:p>
          </table:table-cell>
          <table:table-cell office:value-type="float" office:value="27971470.4">
            <text:p>27971470.4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2.9">
            <text:p>122.9</text:p>
          </table:table-cell>
          <table:table-cell office:value-type="float" office:value="217.181">
            <text:p>217.181</text:p>
          </table:table-cell>
          <table:table-cell office:value-type="float" office:value="0.62983">
            <text:p>0.62983</text:p>
          </table:table-cell>
          <table:table-cell office:value-type="float" office:value="43.267">
            <text:p>43.267</text:p>
          </table:table-cell>
          <table:table-cell office:value-type="float" office:value="0.63316">
            <text:p>0.63316</text:p>
          </table:table-cell>
          <table:table-cell office:value-type="float" office:value="0.90585">
            <text:p>0.90585</text:p>
          </table:table-cell>
          <table:table-cell office:value-type="float" office:value="130598114839">
            <text:p>130598114839</text:p>
          </table:table-cell>
          <table:table-cell office:value-type="float" office:value="52232685462.4">
            <text:p>52232685462.4</text:p>
          </table:table-cell>
          <table:table-cell office:value-type="float" office:value="47068474107.2">
            <text:p>47068474107.2</text:p>
          </table:table-cell>
          <table:table-cell office:value-type="float" office:value="727512850.8">
            <text:p>727512850.8</text:p>
          </table:table-cell>
          <table:table-cell office:value-type="float" office:value="28181712.2">
            <text:p>28181712.2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52.5">
            <text:p>652.5</text:p>
          </table:table-cell>
          <table:table-cell office:value-type="float" office:value="155.738">
            <text:p>155.738</text:p>
          </table:table-cell>
          <table:table-cell office:value-type="float" office:value="0.12274">
            <text:p>0.12274</text:p>
          </table:table-cell>
          <table:table-cell office:value-type="float" office:value="45.058">
            <text:p>45.058</text:p>
          </table:table-cell>
          <table:table-cell office:value-type="float" office:value="0.13429">
            <text:p>0.13429</text:p>
          </table:table-cell>
          <table:table-cell office:value-type="float" office:value="0.9">
            <text:p>0.9</text:p>
          </table:table-cell>
          <table:table-cell office:value-type="float" office:value="130709795455.8">
            <text:p>130709795455.8</text:p>
          </table:table-cell>
          <table:table-cell office:value-type="float" office:value="53309507727.4">
            <text:p>53309507727.4</text:p>
          </table:table-cell>
          <table:table-cell office:value-type="float" office:value="48539038385.8">
            <text:p>48539038385.8</text:p>
          </table:table-cell>
          <table:table-cell office:value-type="float" office:value="830957613.6">
            <text:p>830957613.6</text:p>
          </table:table-cell>
          <table:table-cell office:value-type="float" office:value="31024589.2">
            <text:p>31024589.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Instructions architecturally executed</text:p>
          </table:table-cell>
          <table:table-cell office:value-type="string">
            <text:p>Avg. Exceptions taken</text:p>
          </table:table-cell>
          <table:table-cell office:value-type="string">
            <text:p>Avg. Predictable branch speculatively executed</text:p>
          </table:table-cell>
          <table:table-cell office:value-type="string">
            <text:p>Avg.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4.8">
            <text:p>74.8</text:p>
          </table:table-cell>
          <table:table-cell office:value-type="float" office:value="213.62">
            <text:p>213.62</text:p>
          </table:table-cell>
          <table:table-cell office:value-type="float" office:value="2.2016">
            <text:p>2.2016</text:p>
          </table:table-cell>
          <table:table-cell office:value-type="float" office:value="53.148">
            <text:p>53.148</text:p>
          </table:table-cell>
          <table:table-cell office:value-type="float" office:value="1.6601">
            <text:p>1.6601</text:p>
          </table:table-cell>
          <table:table-cell office:value-type="float" office:value="1.3">
            <text:p>1.3</text:p>
          </table:table-cell>
          <table:table-cell office:value-type="float" office:value="141661117876">
            <text:p>141661117876</text:p>
          </table:table-cell>
          <table:table-cell office:value-type="float" office:value="162410096798.6">
            <text:p>162410096798.6</text:p>
          </table:table-cell>
          <table:table-cell office:value-type="float" office:value="197869.4">
            <text:p>197869.4</text:p>
          </table:table-cell>
          <table:table-cell office:value-type="float" office:value="19939922801.2">
            <text:p>19939922801.2</text:p>
          </table:table-cell>
          <table:table-cell office:value-type="float" office:value="106610521.6">
            <text:p>106610521.6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7.9">
            <text:p>127.9</text:p>
          </table:table-cell>
          <table:table-cell office:value-type="float" office:value="224.201">
            <text:p>224.201</text:p>
          </table:table-cell>
          <table:table-cell office:value-type="float" office:value="0.63413">
            <text:p>0.63413</text:p>
          </table:table-cell>
          <table:table-cell office:value-type="float" office:value="44.47">
            <text:p>44.47</text:p>
          </table:table-cell>
          <table:table-cell office:value-type="float" office:value="0.63448">
            <text:p>0.63448</text:p>
          </table:table-cell>
          <table:table-cell office:value-type="float" office:value="0.96406">
            <text:p>0.96406</text:p>
          </table:table-cell>
          <table:table-cell office:value-type="float" office:value="137212027780.6">
            <text:p>137212027780.6</text:p>
          </table:table-cell>
          <table:table-cell office:value-type="float" office:value="163973467352.8">
            <text:p>163973467352.8</text:p>
          </table:table-cell>
          <table:table-cell office:value-type="float" office:value="208993.4">
            <text:p>208993.4</text:p>
          </table:table-cell>
          <table:table-cell office:value-type="float" office:value="20005109339.6">
            <text:p>20005109339.6</text:p>
          </table:table-cell>
          <table:table-cell office:value-type="float" office:value="107071172.8">
            <text:p>107071172.8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87.5">
            <text:p>687.5</text:p>
          </table:table-cell>
          <table:table-cell office:value-type="float" office:value="110.169">
            <text:p>110.169</text:p>
          </table:table-cell>
          <table:table-cell office:value-type="float" office:value="0.11425">
            <text:p>0.11425</text:p>
          </table:table-cell>
          <table:table-cell office:value-type="float" office:value="47.029">
            <text:p>47.029</text:p>
          </table:table-cell>
          <table:table-cell office:value-type="float" office:value="0.12483">
            <text:p>0.12483</text:p>
          </table:table-cell>
          <table:table-cell office:value-type="float" office:value="0.9">
            <text:p>0.9</text:p>
          </table:table-cell>
          <table:table-cell office:value-type="float" office:value="137355706829.4">
            <text:p>137355706829.4</text:p>
          </table:table-cell>
          <table:table-cell office:value-type="float" office:value="165512722073.6">
            <text:p>165512722073.6</text:p>
          </table:table-cell>
          <table:table-cell office:value-type="float" office:value="331540.2">
            <text:p>331540.2</text:p>
          </table:table-cell>
          <table:table-cell office:value-type="float" office:value="20343633647.6">
            <text:p>20343633647.6</text:p>
          </table:table-cell>
          <table:table-cell office:value-type="float" office:value="111243908.6">
            <text:p>111243908.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/>
          <table:table-cell table:formula="of:=((ABS([.B2]-[.B7]))/(([.B2]+[.B7])/2))*100" office:value-type="float" office:value="2.84745762711864">
            <text:p>2.8474576271</text:p>
          </table:table-cell>
          <table:table-cell table:formula="of:=((ABS([.C2]-[.C7]))/(([.C2]+[.C7])/2))*100" office:value-type="float" office:value="1.6656299033489">
            <text:p>1.6656299033</text:p>
          </table:table-cell>
          <table:table-cell table:formula="of:=((ABS([.D2]-[.D7]))/(([.D2]+[.D7])/2))*100" office:value-type="float" office:value="0.940325497287519">
            <text:p>0.9403254973</text:p>
          </table:table-cell>
          <table:table-cell table:formula="of:=((ABS([.E2]-[.E7]))/(([.E2]+[.E7])/2))*100" office:value-type="float" office:value="4.94745975127736">
            <text:p>4.9474597513</text:p>
          </table:table-cell>
          <table:table-cell table:formula="of:=((ABS([.F2]-[.F7]))/(([.F2]+[.F7])/2))*100" office:value-type="float" office:value="0.911434910355586">
            <text:p>0.9114349104</text:p>
          </table:table-cell>
          <table:table-cell table:formula="of:=((ABS([.G2]-[.G7]))/(([.G2]+[.G7])/2))*100" office:value-type="float" office:value="0">
            <text:p>0</text:p>
          </table:table-cell>
          <table:table-cell table:formula="of:=((ABS([.H2]-[.H7]))/(([.H2]+[.H7])/2))*100" office:value-type="float" office:value="4.57205943253218">
            <text:p>4.5720594325</text:p>
          </table:table-cell>
          <table:table-cell table:number-columns-repeated="1016"/>
        </table:table-row>
        <table:table-row table:style-name="ro2">
          <table:table-cell/>
          <table:table-cell table:formula="of:=((ABS([.B3]-[.B8]))/(([.B3]+[.B8])/2))*100" office:value-type="float" office:value="3.98724082934609">
            <text:p>3.9872408293</text:p>
          </table:table-cell>
          <table:table-cell table:formula="of:=((ABS([.C3]-[.C8]))/(([.C3]+[.C8])/2))*100" office:value-type="float" office:value="3.18091811628022">
            <text:p>3.1809181163</text:p>
          </table:table-cell>
          <table:table-cell table:formula="of:=((ABS([.D3]-[.D8]))/(([.D3]+[.D8])/2))*100" office:value-type="float" office:value="0.680401278521485">
            <text:p>0.6804012785</text:p>
          </table:table-cell>
          <table:table-cell table:formula="of:=((ABS([.E3]-[.E8]))/(([.E3]+[.E8])/2))*100" office:value-type="float" office:value="2.74228660656279">
            <text:p>2.7422866066</text:p>
          </table:table-cell>
          <table:table-cell table:formula="of:=((ABS([.F3]-[.F8]))/(([.F3]+[.F8])/2))*100" office:value-type="float" office:value="0.208261020478998">
            <text:p>0.2082610205</text:p>
          </table:table-cell>
          <table:table-cell table:formula="of:=((ABS([.G3]-[.G8]))/(([.G3]+[.G8])/2))*100" office:value-type="float" office:value="6.22596809472114">
            <text:p>6.2259680947</text:p>
          </table:table-cell>
          <table:table-cell table:formula="of:=((ABS([.H3]-[.H8]))/(([.H3]+[.H8])/2))*100" office:value-type="float" office:value="4.93925500872046">
            <text:p>4.9392550087</text:p>
          </table:table-cell>
          <table:table-cell table:number-columns-repeated="1016"/>
        </table:table-row>
        <table:table-row table:style-name="ro2">
          <table:table-cell/>
          <table:table-cell table:formula="of:=((ABS([.B4]-[.B9]))/(([.B4]+[.B9])/2))*100" office:value-type="float" office:value="5.22388059701493">
            <text:p>5.223880597</text:p>
          </table:table-cell>
          <table:table-cell table:formula="of:=((ABS([.C4]-[.C9]))/(([.C4]+[.C9])/2))*100" office:value-type="float" office:value="34.274389166137">
            <text:p>34.2743891661</text:p>
          </table:table-cell>
          <table:table-cell table:formula="of:=((ABS([.D4]-[.D9]))/(([.D4]+[.D9])/2))*100" office:value-type="float" office:value="7.16485927676274">
            <text:p>7.1648592768</text:p>
          </table:table-cell>
          <table:table-cell table:formula="of:=((ABS([.E4]-[.E9]))/(([.E4]+[.E9])/2))*100" office:value-type="float" office:value="4.28073452278824">
            <text:p>4.2807345228</text:p>
          </table:table-cell>
          <table:table-cell table:formula="of:=((ABS([.F4]-[.F9]))/(([.F4]+[.F9])/2))*100" office:value-type="float" office:value="7.30163630750232">
            <text:p>7.3016363075</text:p>
          </table:table-cell>
          <table:table-cell table:formula="of:=((ABS([.G4]-[.G9]))/(([.G4]+[.G9])/2))*100" office:value-type="float" office:value="0">
            <text:p>0</text:p>
          </table:table-cell>
          <table:table-cell table:formula="of:=((ABS([.H4]-[.H9]))/(([.H4]+[.H9])/2))*100" office:value-type="float" office:value="4.9584234576587">
            <text:p>4.958423457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2.84745762711864">
            <text:p>2.8474576271</text:p>
          </table:table-cell>
          <table:table-cell table:formula="of:=AVERAGE([.C12:.C12])" office:value-type="float" office:value="1.6656299033489">
            <text:p>1.6656299033</text:p>
          </table:table-cell>
          <table:table-cell table:formula="of:=AVERAGE([.D12:.D12])" office:value-type="float" office:value="0.940325497287519">
            <text:p>0.9403254973</text:p>
          </table:table-cell>
          <table:table-cell table:formula="of:=AVERAGE([.E12:.E12])" office:value-type="float" office:value="4.94745975127736">
            <text:p>4.9474597513</text:p>
          </table:table-cell>
          <table:table-cell table:formula="of:=AVERAGE([.F12:.F12])" office:value-type="float" office:value="0.911434910355586">
            <text:p>0.9114349104</text:p>
          </table:table-cell>
          <table:table-cell table:formula="of:=AVERAGE([.G12:.G12])" office:value-type="float" office:value="0">
            <text:p>0</text:p>
          </table:table-cell>
          <table:table-cell table:formula="of:=AVERAGE([.H12:.H12])" office:value-type="float" office:value="4.57205943253218">
            <text:p>4.5720594325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15_perfthread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L1 Data Cache access</text:p>
          </table:table-cell>
          <table:table-cell office:value-type="string">
            <text:p>Avg. L1 Instructions Cache access</text:p>
          </table:table-cell>
          <table:table-cell office:value-type="string">
            <text:p>Avg. L2 Data Cache access</text:p>
          </table:table-cell>
          <table:table-cell office:value-type="string">
            <text:p>Avg. Bus Access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5.2">
            <text:p>75.2</text:p>
          </table:table-cell>
          <table:table-cell office:value-type="float" office:value="186.923">
            <text:p>186.923</text:p>
          </table:table-cell>
          <table:table-cell office:value-type="float" office:value="2.2348">
            <text:p>2.2348</text:p>
          </table:table-cell>
          <table:table-cell office:value-type="float" office:value="56.939">
            <text:p>56.939</text:p>
          </table:table-cell>
          <table:table-cell office:value-type="float" office:value="1.7843">
            <text:p>1.7843</text:p>
          </table:table-cell>
          <table:table-cell office:value-type="float" office:value="1.2">
            <text:p>1.2</text:p>
          </table:table-cell>
          <table:table-cell office:value-type="float" office:value="142727890995.4">
            <text:p>142727890995.4</text:p>
          </table:table-cell>
          <table:table-cell office:value-type="float" office:value="54870094171">
            <text:p>54870094171</text:p>
          </table:table-cell>
          <table:table-cell office:value-type="float" office:value="49765932691.6">
            <text:p>49765932691.6</text:p>
          </table:table-cell>
          <table:table-cell office:value-type="float" office:value="797993150">
            <text:p>797993150</text:p>
          </table:table-cell>
          <table:table-cell office:value-type="float" office:value="31128695">
            <text:p>31128695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9.8">
            <text:p>129.8</text:p>
          </table:table-cell>
          <table:table-cell office:value-type="float" office:value="192.444">
            <text:p>192.444</text:p>
          </table:table-cell>
          <table:table-cell office:value-type="float" office:value="0.58929">
            <text:p>0.58929</text:p>
          </table:table-cell>
          <table:table-cell office:value-type="float" office:value="47.555">
            <text:p>47.555</text:p>
          </table:table-cell>
          <table:table-cell office:value-type="float" office:value="0.63595">
            <text:p>0.63595</text:p>
          </table:table-cell>
          <table:table-cell office:value-type="float" office:value="0.9">
            <text:p>0.9</text:p>
          </table:table-cell>
          <table:table-cell office:value-type="float" office:value="138870150733.4">
            <text:p>138870150733.4</text:p>
          </table:table-cell>
          <table:table-cell office:value-type="float" office:value="55502294726.8">
            <text:p>55502294726.8</text:p>
          </table:table-cell>
          <table:table-cell office:value-type="float" office:value="50297376525.4">
            <text:p>50297376525.4</text:p>
          </table:table-cell>
          <table:table-cell office:value-type="float" office:value="795670294.4">
            <text:p>795670294.4</text:p>
          </table:table-cell>
          <table:table-cell office:value-type="float" office:value="30935780">
            <text:p>30935780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88">
            <text:p>688</text:p>
          </table:table-cell>
          <table:table-cell office:value-type="float" office:value="67">
            <text:p>67</text:p>
          </table:table-cell>
          <table:table-cell office:value-type="float" office:value="0.15701">
            <text:p>0.15701</text:p>
          </table:table-cell>
          <table:table-cell office:value-type="float" office:value="50.012">
            <text:p>50.012</text:p>
          </table:table-cell>
          <table:table-cell office:value-type="float" office:value="0.1716">
            <text:p>0.1716</text:p>
          </table:table-cell>
          <table:table-cell office:value-type="float" office:value="0.9">
            <text:p>0.9</text:p>
          </table:table-cell>
          <table:table-cell office:value-type="float" office:value="139132263117.4">
            <text:p>139132263117.4</text:p>
          </table:table-cell>
          <table:table-cell office:value-type="float" office:value="56397141391">
            <text:p>56397141391</text:p>
          </table:table-cell>
          <table:table-cell office:value-type="float" office:value="51423339430.4">
            <text:p>51423339430.4</text:p>
          </table:table-cell>
          <table:table-cell office:value-type="float" office:value="897398913">
            <text:p>897398913</text:p>
          </table:table-cell>
          <table:table-cell office:value-type="float" office:value="33453221.6">
            <text:p>33453221.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Instructions architecturally executed</text:p>
          </table:table-cell>
          <table:table-cell office:value-type="string">
            <text:p>Avg. Exceptions taken</text:p>
          </table:table-cell>
          <table:table-cell office:value-type="string">
            <text:p>Avg. Predictable branch speculatively executed</text:p>
          </table:table-cell>
          <table:table-cell office:value-type="string">
            <text:p>Avg.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4.6">
            <text:p>74.6</text:p>
          </table:table-cell>
          <table:table-cell office:value-type="float" office:value="181.533">
            <text:p>181.533</text:p>
          </table:table-cell>
          <table:table-cell office:value-type="float" office:value="2.2396">
            <text:p>2.2396</text:p>
          </table:table-cell>
          <table:table-cell office:value-type="float" office:value="56.544">
            <text:p>56.544</text:p>
          </table:table-cell>
          <table:table-cell office:value-type="float" office:value="1.7878">
            <text:p>1.7878</text:p>
          </table:table-cell>
          <table:table-cell office:value-type="float" office:value="1.2">
            <text:p>1.2</text:p>
          </table:table-cell>
          <table:table-cell office:value-type="float" office:value="143210579277.2">
            <text:p>143210579277.2</text:p>
          </table:table-cell>
          <table:table-cell office:value-type="float" office:value="163088909130.6">
            <text:p>163088909130.6</text:p>
          </table:table-cell>
          <table:table-cell office:value-type="float" office:value="227379">
            <text:p>227379</text:p>
          </table:table-cell>
          <table:table-cell office:value-type="float" office:value="19986897363.2">
            <text:p>19986897363.2</text:p>
          </table:table-cell>
          <table:table-cell office:value-type="float" office:value="108298588.6">
            <text:p>108298588.6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9.5">
            <text:p>129.5</text:p>
          </table:table-cell>
          <table:table-cell office:value-type="float" office:value="192">
            <text:p>192</text:p>
          </table:table-cell>
          <table:table-cell office:value-type="float" office:value="0.58892">
            <text:p>0.58892</text:p>
          </table:table-cell>
          <table:table-cell office:value-type="float" office:value="47.047">
            <text:p>47.047</text:p>
          </table:table-cell>
          <table:table-cell office:value-type="float" office:value="0.63553">
            <text:p>0.63553</text:p>
          </table:table-cell>
          <table:table-cell office:value-type="float" office:value="0.9">
            <text:p>0.9</text:p>
          </table:table-cell>
          <table:table-cell office:value-type="float" office:value="139031998079.6">
            <text:p>139031998079.6</text:p>
          </table:table-cell>
          <table:table-cell office:value-type="float" office:value="164690961426.4">
            <text:p>164690961426.4</text:p>
          </table:table-cell>
          <table:table-cell office:value-type="float" office:value="238960.4">
            <text:p>238960.4</text:p>
          </table:table-cell>
          <table:table-cell office:value-type="float" office:value="20129550437.8">
            <text:p>20129550437.8</text:p>
          </table:table-cell>
          <table:table-cell office:value-type="float" office:value="109511700.8">
            <text:p>109511700.8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89.4">
            <text:p>689.4</text:p>
          </table:table-cell>
          <table:table-cell office:value-type="float" office:value="65">
            <text:p>65</text:p>
          </table:table-cell>
          <table:table-cell office:value-type="float" office:value="0.15633">
            <text:p>0.15633</text:p>
          </table:table-cell>
          <table:table-cell office:value-type="float" office:value="49.663">
            <text:p>49.663</text:p>
          </table:table-cell>
          <table:table-cell office:value-type="float" office:value="0.17091">
            <text:p>0.17091</text:p>
          </table:table-cell>
          <table:table-cell office:value-type="float" office:value="0.9">
            <text:p>0.9</text:p>
          </table:table-cell>
          <table:table-cell office:value-type="float" office:value="139331387958">
            <text:p>139331387958</text:p>
          </table:table-cell>
          <table:table-cell office:value-type="float" office:value="166152737886">
            <text:p>166152737886</text:p>
          </table:table-cell>
          <table:table-cell office:value-type="float" office:value="372161.6">
            <text:p>372161.6</text:p>
          </table:table-cell>
          <table:table-cell office:value-type="float" office:value="20445703557">
            <text:p>20445703557</text:p>
          </table:table-cell>
          <table:table-cell office:value-type="float" office:value="111352643.4">
            <text:p>111352643.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/>
          <table:table-cell table:formula="of:=((ABS([.B2]-[.B7]))/(([.B2]+[.B7])/2))*100" office:value-type="float" office:value="0.801068090787728">
            <text:p>0.8010680908</text:p>
          </table:table-cell>
          <table:table-cell table:formula="of:=((ABS([.C2]-[.C7]))/(([.C2]+[.C7])/2))*100" office:value-type="float" office:value="2.9257224743253">
            <text:p>2.9257224743</text:p>
          </table:table-cell>
          <table:table-cell table:formula="of:=((ABS([.D2]-[.D7]))/(([.D2]+[.D7])/2))*100" office:value-type="float" office:value="0.214553906669047">
            <text:p>0.2145539067</text:p>
          </table:table-cell>
          <table:table-cell table:formula="of:=((ABS([.E2]-[.E7]))/(([.E2]+[.E7])/2))*100" office:value-type="float" office:value="0.696139509882543">
            <text:p>0.6961395099</text:p>
          </table:table-cell>
          <table:table-cell table:formula="of:=((ABS([.F2]-[.F7]))/(([.F2]+[.F7])/2))*100" office:value-type="float" office:value="0.195963158926125">
            <text:p>0.1959631589</text:p>
          </table:table-cell>
          <table:table-cell table:formula="of:=((ABS([.G2]-[.G7]))/(([.G2]+[.G7])/2))*100" office:value-type="float" office:value="0">
            <text:p>0</text:p>
          </table:table-cell>
          <table:table-cell table:formula="of:=((ABS([.H2]-[.H7]))/(([.H2]+[.H7])/2))*100" office:value-type="float" office:value="0.337616887535173">
            <text:p>0.3376168875</text:p>
          </table:table-cell>
          <table:table-cell table:number-columns-repeated="1016"/>
        </table:table-row>
        <table:table-row table:style-name="ro2">
          <table:table-cell/>
          <table:table-cell table:formula="of:=((ABS([.B3]-[.B8]))/(([.B3]+[.B8])/2))*100" office:value-type="float" office:value="0.231392209795612">
            <text:p>0.2313922098</text:p>
          </table:table-cell>
          <table:table-cell table:formula="of:=((ABS([.C3]-[.C8]))/(([.C3]+[.C8])/2))*100" office:value-type="float" office:value="0.230982925991816">
            <text:p>0.230982926</text:p>
          </table:table-cell>
          <table:table-cell table:formula="of:=((ABS([.D3]-[.D8]))/(([.D3]+[.D8])/2))*100" office:value-type="float" office:value="0.062807139644052">
            <text:p>0.0628071396</text:p>
          </table:table-cell>
          <table:table-cell table:formula="of:=((ABS([.E3]-[.E8]))/(([.E3]+[.E8])/2))*100" office:value-type="float" office:value="1.07397306610854">
            <text:p>1.0739730661</text:p>
          </table:table-cell>
          <table:table-cell table:formula="of:=((ABS([.F3]-[.F8]))/(([.F3]+[.F8])/2))*100" office:value-type="float" office:value="0.0660647434485758">
            <text:p>0.0660647434</text:p>
          </table:table-cell>
          <table:table-cell table:formula="of:=((ABS([.G3]-[.G8]))/(([.G3]+[.G8])/2))*100" office:value-type="float" office:value="0">
            <text:p>0</text:p>
          </table:table-cell>
          <table:table-cell table:formula="of:=((ABS([.H3]-[.H8]))/(([.H3]+[.H8])/2))*100" office:value-type="float" office:value="0.116477937929814">
            <text:p>0.1164779379</text:p>
          </table:table-cell>
          <table:table-cell table:number-columns-repeated="1016"/>
        </table:table-row>
        <table:table-row table:style-name="ro2">
          <table:table-cell/>
          <table:table-cell table:formula="of:=((ABS([.B4]-[.B9]))/(([.B4]+[.B9])/2))*100" office:value-type="float" office:value="0.203281544939738">
            <text:p>0.2032815449</text:p>
          </table:table-cell>
          <table:table-cell table:formula="of:=((ABS([.C4]-[.C9]))/(([.C4]+[.C9])/2))*100" office:value-type="float" office:value="3.03030303030303">
            <text:p>3.0303030303</text:p>
          </table:table-cell>
          <table:table-cell table:formula="of:=((ABS([.D4]-[.D9]))/(([.D4]+[.D9])/2))*100" office:value-type="float" office:value="0.434033318440024">
            <text:p>0.4340333184</text:p>
          </table:table-cell>
          <table:table-cell table:formula="of:=((ABS([.E4]-[.E9]))/(([.E4]+[.E9])/2))*100" office:value-type="float" office:value="0.700275896664166">
            <text:p>0.7002758967</text:p>
          </table:table-cell>
          <table:table-cell table:formula="of:=((ABS([.F4]-[.F9]))/(([.F4]+[.F9])/2))*100" office:value-type="float" office:value="0.402907944293595">
            <text:p>0.4029079443</text:p>
          </table:table-cell>
          <table:table-cell table:formula="of:=((ABS([.G4]-[.G9]))/(([.G4]+[.G9])/2))*100" office:value-type="float" office:value="0">
            <text:p>0</text:p>
          </table:table-cell>
          <table:table-cell table:formula="of:=((ABS([.H4]-[.H9]))/(([.H4]+[.H9])/2))*100" office:value-type="float" office:value="0.143016756284711">
            <text:p>0.143016756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0.801068090787728">
            <text:p>0.8010680908</text:p>
          </table:table-cell>
          <table:table-cell table:formula="of:=AVERAGE([.C12:.C12])" office:value-type="float" office:value="2.9257224743253">
            <text:p>2.9257224743</text:p>
          </table:table-cell>
          <table:table-cell table:formula="of:=AVERAGE([.D12:.D12])" office:value-type="float" office:value="0.214553906669047">
            <text:p>0.2145539067</text:p>
          </table:table-cell>
          <table:table-cell table:formula="of:=AVERAGE([.E12:.E12])" office:value-type="float" office:value="0.696139509882543">
            <text:p>0.6961395099</text:p>
          </table:table-cell>
          <table:table-cell table:formula="of:=AVERAGE([.F12:.F12])" office:value-type="float" office:value="0.195963158926125">
            <text:p>0.1959631589</text:p>
          </table:table-cell>
          <table:table-cell table:formula="of:=AVERAGE([.G12:.G12])" office:value-type="float" office:value="0">
            <text:p>0</text:p>
          </table:table-cell>
          <table:table-cell table:formula="of:=AVERAGE([.H12:.H12])" office:value-type="float" office:value="0.337616887535173">
            <text:p>0.3376168875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15_perfcpu" table:style-name="ta3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L1 Data Cache access</text:p>
          </table:table-cell>
          <table:table-cell office:value-type="string">
            <text:p>Avg. L1 Instructions Cache access</text:p>
          </table:table-cell>
          <table:table-cell office:value-type="string">
            <text:p>Avg. L2 Data Cache access</text:p>
          </table:table-cell>
          <table:table-cell office:value-type="string">
            <text:p>Avg. Bus Access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3.2">
            <text:p>73.2</text:p>
          </table:table-cell>
          <table:table-cell office:value-type="float" office:value="168.744">
            <text:p>168.744</text:p>
          </table:table-cell>
          <table:table-cell office:value-type="float" office:value="2.3388">
            <text:p>2.3388</text:p>
          </table:table-cell>
          <table:table-cell office:value-type="float" office:value="55.003">
            <text:p>55.003</text:p>
          </table:table-cell>
          <table:table-cell office:value-type="float" office:value="1.8655">
            <text:p>1.8655</text:p>
          </table:table-cell>
          <table:table-cell office:value-type="float" office:value="1.2">
            <text:p>1.2</text:p>
          </table:table-cell>
          <table:table-cell office:value-type="float" office:value="135331635846.4">
            <text:p>135331635846.4</text:p>
          </table:table-cell>
          <table:table-cell office:value-type="float" office:value="51643022732">
            <text:p>51643022732</text:p>
          </table:table-cell>
          <table:table-cell office:value-type="float" office:value="46560725562.4">
            <text:p>46560725562.4</text:p>
          </table:table-cell>
          <table:table-cell office:value-type="float" office:value="709944150.4">
            <text:p>709944150.4</text:p>
          </table:table-cell>
          <table:table-cell office:value-type="float" office:value="27999507.2">
            <text:p>27999507.2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2.5">
            <text:p>122.5</text:p>
          </table:table-cell>
          <table:table-cell office:value-type="float" office:value="174.4">
            <text:p>174.4</text:p>
          </table:table-cell>
          <table:table-cell office:value-type="float" office:value="0.60301">
            <text:p>0.60301</text:p>
          </table:table-cell>
          <table:table-cell office:value-type="float" office:value="45.184">
            <text:p>45.184</text:p>
          </table:table-cell>
          <table:table-cell office:value-type="float" office:value="0.65453">
            <text:p>0.65453</text:p>
          </table:table-cell>
          <table:table-cell office:value-type="float" office:value="0.9">
            <text:p>0.9</text:p>
          </table:table-cell>
          <table:table-cell office:value-type="float" office:value="130323100448.2">
            <text:p>130323100448.2</text:p>
          </table:table-cell>
          <table:table-cell office:value-type="float" office:value="51910574855.2">
            <text:p>51910574855.2</text:p>
          </table:table-cell>
          <table:table-cell office:value-type="float" office:value="46988839526">
            <text:p>46988839526</text:p>
          </table:table-cell>
          <table:table-cell office:value-type="float" office:value="717618103.4">
            <text:p>717618103.4</text:p>
          </table:table-cell>
          <table:table-cell office:value-type="float" office:value="27930299.8">
            <text:p>27930299.8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52.4">
            <text:p>652.4</text:p>
          </table:table-cell>
          <table:table-cell office:value-type="float" office:value="70">
            <text:p>70</text:p>
          </table:table-cell>
          <table:table-cell office:value-type="float" office:value="0.18337">
            <text:p>0.18337</text:p>
          </table:table-cell>
          <table:table-cell office:value-type="float" office:value="47.781">
            <text:p>47.781</text:p>
          </table:table-cell>
          <table:table-cell office:value-type="float" office:value="0.2005">
            <text:p>0.2005</text:p>
          </table:table-cell>
          <table:table-cell office:value-type="float" office:value="0.9">
            <text:p>0.9</text:p>
          </table:table-cell>
          <table:table-cell office:value-type="float" office:value="130655541654.8">
            <text:p>130655541654.8</text:p>
          </table:table-cell>
          <table:table-cell office:value-type="float" office:value="53318113644.4">
            <text:p>53318113644.4</text:p>
          </table:table-cell>
          <table:table-cell office:value-type="float" office:value="48526930501.4">
            <text:p>48526930501.4</text:p>
          </table:table-cell>
          <table:table-cell office:value-type="float" office:value="824702298.2">
            <text:p>824702298.2</text:p>
          </table:table-cell>
          <table:table-cell office:value-type="float" office:value="31074470.4">
            <text:p>31074470.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Instructions architecturally executed</text:p>
          </table:table-cell>
          <table:table-cell office:value-type="string">
            <text:p>Avg. Exceptions taken</text:p>
          </table:table-cell>
          <table:table-cell office:value-type="string">
            <text:p>Avg. Predictable branch speculatively executed</text:p>
          </table:table-cell>
          <table:table-cell office:value-type="string">
            <text:p>Avg.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4.8">
            <text:p>74.8</text:p>
          </table:table-cell>
          <table:table-cell office:value-type="float" office:value="180.238">
            <text:p>180.238</text:p>
          </table:table-cell>
          <table:table-cell office:value-type="float" office:value="2.2356">
            <text:p>2.2356</text:p>
          </table:table-cell>
          <table:table-cell office:value-type="float" office:value="56.326">
            <text:p>56.326</text:p>
          </table:table-cell>
          <table:table-cell office:value-type="float" office:value="1.7849">
            <text:p>1.7849</text:p>
          </table:table-cell>
          <table:table-cell office:value-type="float" office:value="1.2">
            <text:p>1.2</text:p>
          </table:table-cell>
          <table:table-cell office:value-type="float" office:value="141896504846.4">
            <text:p>141896504846.4</text:p>
          </table:table-cell>
          <table:table-cell office:value-type="float" office:value="162481269409.2">
            <text:p>162481269409.2</text:p>
          </table:table-cell>
          <table:table-cell office:value-type="float" office:value="197943.4">
            <text:p>197943.4</text:p>
          </table:table-cell>
          <table:table-cell office:value-type="float" office:value="19920503770">
            <text:p>19920503770</text:p>
          </table:table-cell>
          <table:table-cell office:value-type="float" office:value="107497710.2">
            <text:p>107497710.2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7.5">
            <text:p>127.5</text:p>
          </table:table-cell>
          <table:table-cell office:value-type="float" office:value="191.556">
            <text:p>191.556</text:p>
          </table:table-cell>
          <table:table-cell office:value-type="float" office:value="0.59165">
            <text:p>0.59165</text:p>
          </table:table-cell>
          <table:table-cell office:value-type="float" office:value="46.578">
            <text:p>46.578</text:p>
          </table:table-cell>
          <table:table-cell office:value-type="float" office:value="0.63844">
            <text:p>0.63844</text:p>
          </table:table-cell>
          <table:table-cell office:value-type="float" office:value="0.9">
            <text:p>0.9</text:p>
          </table:table-cell>
          <table:table-cell office:value-type="float" office:value="137251268564">
            <text:p>137251268564</text:p>
          </table:table-cell>
          <table:table-cell office:value-type="float" office:value="163967450048.2">
            <text:p>163967450048.2</text:p>
          </table:table-cell>
          <table:table-cell office:value-type="float" office:value="209355">
            <text:p>209355</text:p>
          </table:table-cell>
          <table:table-cell office:value-type="float" office:value="20019408426.4">
            <text:p>20019408426.4</text:p>
          </table:table-cell>
          <table:table-cell office:value-type="float" office:value="107029138.6">
            <text:p>107029138.6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85.7">
            <text:p>685.7</text:p>
          </table:table-cell>
          <table:table-cell office:value-type="float" office:value="65">
            <text:p>65</text:p>
          </table:table-cell>
          <table:table-cell office:value-type="float" office:value="0.15523">
            <text:p>0.15523</text:p>
          </table:table-cell>
          <table:table-cell office:value-type="float" office:value="48.964">
            <text:p>48.964</text:p>
          </table:table-cell>
          <table:table-cell office:value-type="float" office:value="0.16979">
            <text:p>0.16979</text:p>
          </table:table-cell>
          <table:table-cell office:value-type="float" office:value="0.9">
            <text:p>0.9</text:p>
          </table:table-cell>
          <table:table-cell office:value-type="float" office:value="136997740994.6">
            <text:p>136997740994.6</text:p>
          </table:table-cell>
          <table:table-cell office:value-type="float" office:value="165561598493.8">
            <text:p>165561598493.8</text:p>
          </table:table-cell>
          <table:table-cell office:value-type="float" office:value="331385.8">
            <text:p>331385.8</text:p>
          </table:table-cell>
          <table:table-cell office:value-type="float" office:value="20342844965.8">
            <text:p>20342844965.8</text:p>
          </table:table-cell>
          <table:table-cell office:value-type="float" office:value="109633428.6">
            <text:p>109633428.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/>
          <table:table-cell table:formula="of:=((ABS([.B2]-[.B7]))/(([.B2]+[.B7])/2))*100" office:value-type="float" office:value="2.16216216216215">
            <text:p>2.1621621622</text:p>
          </table:table-cell>
          <table:table-cell table:formula="of:=((ABS([.C2]-[.C7]))/(([.C2]+[.C7])/2))*100" office:value-type="float" office:value="6.58715922311179">
            <text:p>6.5871592231</text:p>
          </table:table-cell>
          <table:table-cell table:formula="of:=((ABS([.D2]-[.D7]))/(([.D2]+[.D7])/2))*100" office:value-type="float" office:value="4.51206715634838">
            <text:p>4.5120671563</text:p>
          </table:table-cell>
          <table:table-cell table:formula="of:=((ABS([.E2]-[.E7]))/(([.E2]+[.E7])/2))*100" office:value-type="float" office:value="2.37673921440056">
            <text:p>2.3767392144</text:p>
          </table:table-cell>
          <table:table-cell table:formula="of:=((ABS([.F2]-[.F7]))/(([.F2]+[.F7])/2))*100" office:value-type="float" office:value="4.41595441595442">
            <text:p>4.415954416</text:p>
          </table:table-cell>
          <table:table-cell table:formula="of:=((ABS([.G2]-[.G7]))/(([.G2]+[.G7])/2))*100" office:value-type="float" office:value="0">
            <text:p>0</text:p>
          </table:table-cell>
          <table:table-cell table:formula="of:=((ABS([.H2]-[.H7]))/(([.H2]+[.H7])/2))*100" office:value-type="float" office:value="4.73607692465435">
            <text:p>4.7360769247</text:p>
          </table:table-cell>
          <table:table-cell table:number-columns-repeated="1016"/>
        </table:table-row>
        <table:table-row table:style-name="ro2">
          <table:table-cell/>
          <table:table-cell table:formula="of:=((ABS([.B3]-[.B8]))/(([.B3]+[.B8])/2))*100" office:value-type="float" office:value="4">
            <text:p>4</text:p>
          </table:table-cell>
          <table:table-cell table:formula="of:=((ABS([.C3]-[.C8]))/(([.C3]+[.C8])/2))*100" office:value-type="float" office:value="9.37599055624174">
            <text:p>9.3759905562</text:p>
          </table:table-cell>
          <table:table-cell table:formula="of:=((ABS([.D3]-[.D8]))/(([.D3]+[.D8])/2))*100" office:value-type="float" office:value="1.90179632698844">
            <text:p>1.901796327</text:p>
          </table:table-cell>
          <table:table-cell table:formula="of:=((ABS([.E3]-[.E8]))/(([.E3]+[.E8])/2))*100" office:value-type="float" office:value="3.03829471894685">
            <text:p>3.0382947189</text:p>
          </table:table-cell>
          <table:table-cell table:formula="of:=((ABS([.F3]-[.F8]))/(([.F3]+[.F8])/2))*100" office:value-type="float" office:value="2.48884351531745">
            <text:p>2.4888435153</text:p>
          </table:table-cell>
          <table:table-cell table:formula="of:=((ABS([.G3]-[.G8]))/(([.G3]+[.G8])/2))*100" office:value-type="float" office:value="0">
            <text:p>0</text:p>
          </table:table-cell>
          <table:table-cell table:formula="of:=((ABS([.H3]-[.H8]))/(([.H3]+[.H8])/2))*100" office:value-type="float" office:value="5.17849907775293">
            <text:p>5.1784990778</text:p>
          </table:table-cell>
          <table:table-cell table:number-columns-repeated="1016"/>
        </table:table-row>
        <table:table-row table:style-name="ro2">
          <table:table-cell/>
          <table:table-cell table:formula="of:=((ABS([.B4]-[.B9]))/(([.B4]+[.B9])/2))*100" office:value-type="float" office:value="4.97720648680967">
            <text:p>4.9772064868</text:p>
          </table:table-cell>
          <table:table-cell table:formula="of:=((ABS([.C4]-[.C9]))/(([.C4]+[.C9])/2))*100" office:value-type="float" office:value="7.40740740740741">
            <text:p>7.4074074074</text:p>
          </table:table-cell>
          <table:table-cell table:formula="of:=((ABS([.D4]-[.D9]))/(([.D4]+[.D9])/2))*100" office:value-type="float" office:value="16.6213821618429">
            <text:p>16.6213821618</text:p>
          </table:table-cell>
          <table:table-cell table:formula="of:=((ABS([.E4]-[.E9]))/(([.E4]+[.E9])/2))*100" office:value-type="float" office:value="2.44560442400124">
            <text:p>2.445604424</text:p>
          </table:table-cell>
          <table:table-cell table:formula="of:=((ABS([.F4]-[.F9]))/(([.F4]+[.F9])/2))*100" office:value-type="float" office:value="16.5869993788652">
            <text:p>16.5869993789</text:p>
          </table:table-cell>
          <table:table-cell table:formula="of:=((ABS([.G4]-[.G9]))/(([.G4]+[.G9])/2))*100" office:value-type="float" office:value="0">
            <text:p>0</text:p>
          </table:table-cell>
          <table:table-cell table:formula="of:=((ABS([.H4]-[.H9]))/(([.H4]+[.H9])/2))*100" office:value-type="float" office:value="4.73911567758179">
            <text:p>4.739115677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2.16216216216215">
            <text:p>2.1621621622</text:p>
          </table:table-cell>
          <table:table-cell table:formula="of:=AVERAGE([.C12:.C12])" office:value-type="float" office:value="6.58715922311179">
            <text:p>6.5871592231</text:p>
          </table:table-cell>
          <table:table-cell table:formula="of:=AVERAGE([.D12:.D12])" office:value-type="float" office:value="4.51206715634838">
            <text:p>4.5120671563</text:p>
          </table:table-cell>
          <table:table-cell table:formula="of:=AVERAGE([.E12:.E12])" office:value-type="float" office:value="2.37673921440056">
            <text:p>2.3767392144</text:p>
          </table:table-cell>
          <table:table-cell table:formula="of:=AVERAGE([.F12:.F12])" office:value-type="float" office:value="4.41595441595442">
            <text:p>4.415954416</text:p>
          </table:table-cell>
          <table:table-cell table:formula="of:=AVERAGE([.G12:.G12])" office:value-type="float" office:value="0">
            <text:p>0</text:p>
          </table:table-cell>
          <table:table-cell table:formula="of:=AVERAGE([.H12:.H12])" office:value-type="float" office:value="4.73607692465435">
            <text:p>4.7360769247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15_perfcpu_reboot" table:style-name="ta4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L1 Data Cache access</text:p>
          </table:table-cell>
          <table:table-cell office:value-type="string">
            <text:p>Avg. L1 Instructions Cache access</text:p>
          </table:table-cell>
          <table:table-cell office:value-type="string">
            <text:p>Avg. L2 Data Cache access</text:p>
          </table:table-cell>
          <table:table-cell office:value-type="string">
            <text:p>Avg. Bus Access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2.2">
            <text:p>72.2</text:p>
          </table:table-cell>
          <table:table-cell office:value-type="float" office:value="166.858">
            <text:p>166.858</text:p>
          </table:table-cell>
          <table:table-cell office:value-type="float" office:value="2.3511">
            <text:p>2.3511</text:p>
          </table:table-cell>
          <table:table-cell office:value-type="float" office:value="55.163">
            <text:p>55.163</text:p>
          </table:table-cell>
          <table:table-cell office:value-type="float" office:value="1.8762">
            <text:p>1.8762</text:p>
          </table:table-cell>
          <table:table-cell office:value-type="float" office:value="1.2">
            <text:p>1.2</text:p>
          </table:table-cell>
          <table:table-cell office:value-type="float" office:value="135282308019.2">
            <text:p>135282308019.2</text:p>
          </table:table-cell>
          <table:table-cell office:value-type="float" office:value="51679267582.4">
            <text:p>51679267582.4</text:p>
          </table:table-cell>
          <table:table-cell office:value-type="float" office:value="46729483629.8">
            <text:p>46729483629.8</text:p>
          </table:table-cell>
          <table:table-cell office:value-type="float" office:value="710282186.8">
            <text:p>710282186.8</text:p>
          </table:table-cell>
          <table:table-cell office:value-type="float" office:value="28236290.4">
            <text:p>28236290.4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2">
            <text:p>122</text:p>
          </table:table-cell>
          <table:table-cell office:value-type="float" office:value="171.542">
            <text:p>171.542</text:p>
          </table:table-cell>
          <table:table-cell office:value-type="float" office:value="0.60452">
            <text:p>0.60452</text:p>
          </table:table-cell>
          <table:table-cell office:value-type="float" office:value="45.745">
            <text:p>45.745</text:p>
          </table:table-cell>
          <table:table-cell office:value-type="float" office:value="0.6559">
            <text:p>0.6559</text:p>
          </table:table-cell>
          <table:table-cell office:value-type="float" office:value="0.9">
            <text:p>0.9</text:p>
          </table:table-cell>
          <table:table-cell office:value-type="float" office:value="130240422494.4">
            <text:p>130240422494.4</text:p>
          </table:table-cell>
          <table:table-cell office:value-type="float" office:value="51908912565.2">
            <text:p>51908912565.2</text:p>
          </table:table-cell>
          <table:table-cell office:value-type="float" office:value="46916709788.2">
            <text:p>46916709788.2</text:p>
          </table:table-cell>
          <table:table-cell office:value-type="float" office:value="726387646.4">
            <text:p>726387646.4</text:p>
          </table:table-cell>
          <table:table-cell office:value-type="float" office:value="28179589.8">
            <text:p>28179589.8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52.3">
            <text:p>652.3</text:p>
          </table:table-cell>
          <table:table-cell office:value-type="float" office:value="85">
            <text:p>85</text:p>
          </table:table-cell>
          <table:table-cell office:value-type="float" office:value="0.18398">
            <text:p>0.18398</text:p>
          </table:table-cell>
          <table:table-cell office:value-type="float" office:value="48.006">
            <text:p>48.006</text:p>
          </table:table-cell>
          <table:table-cell office:value-type="float" office:value="0.20133">
            <text:p>0.20133</text:p>
          </table:table-cell>
          <table:table-cell office:value-type="float" office:value="0.9">
            <text:p>0.9</text:p>
          </table:table-cell>
          <table:table-cell office:value-type="float" office:value="130674745134.4">
            <text:p>130674745134.4</text:p>
          </table:table-cell>
          <table:table-cell office:value-type="float" office:value="53301783800.2">
            <text:p>53301783800.2</text:p>
          </table:table-cell>
          <table:table-cell office:value-type="float" office:value="48468816697.8">
            <text:p>48468816697.8</text:p>
          </table:table-cell>
          <table:table-cell office:value-type="float" office:value="833584612.4">
            <text:p>833584612.4</text:p>
          </table:table-cell>
          <table:table-cell office:value-type="float" office:value="31254186.4">
            <text:p>31254186.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Instructions architecturally executed</text:p>
          </table:table-cell>
          <table:table-cell office:value-type="string">
            <text:p>Avg. Exceptions taken</text:p>
          </table:table-cell>
          <table:table-cell office:value-type="string">
            <text:p>Avg. Predictable branch speculatively executed</text:p>
          </table:table-cell>
          <table:table-cell office:value-type="string">
            <text:p>Avg.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4.6">
            <text:p>74.6</text:p>
          </table:table-cell>
          <table:table-cell office:value-type="float" office:value="181.061">
            <text:p>181.061</text:p>
          </table:table-cell>
          <table:table-cell office:value-type="float" office:value="2.2301">
            <text:p>2.2301</text:p>
          </table:table-cell>
          <table:table-cell office:value-type="float" office:value="56.249">
            <text:p>56.249</text:p>
          </table:table-cell>
          <table:table-cell office:value-type="float" office:value="1.7808">
            <text:p>1.7808</text:p>
          </table:table-cell>
          <table:table-cell office:value-type="float" office:value="1.2">
            <text:p>1.2</text:p>
          </table:table-cell>
          <table:table-cell office:value-type="float" office:value="141946155532">
            <text:p>141946155532</text:p>
          </table:table-cell>
          <table:table-cell office:value-type="float" office:value="162262119630.4">
            <text:p>162262119630.4</text:p>
          </table:table-cell>
          <table:table-cell office:value-type="float" office:value="198349">
            <text:p>198349</text:p>
          </table:table-cell>
          <table:table-cell office:value-type="float" office:value="19914719953.6">
            <text:p>19914719953.6</text:p>
          </table:table-cell>
          <table:table-cell office:value-type="float" office:value="106883545.4">
            <text:p>106883545.4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8.4">
            <text:p>128.4</text:p>
          </table:table-cell>
          <table:table-cell office:value-type="float" office:value="192">
            <text:p>192</text:p>
          </table:table-cell>
          <table:table-cell office:value-type="float" office:value="0.58966">
            <text:p>0.58966</text:p>
          </table:table-cell>
          <table:table-cell office:value-type="float" office:value="46.514">
            <text:p>46.514</text:p>
          </table:table-cell>
          <table:table-cell office:value-type="float" office:value="0.63625">
            <text:p>0.63625</text:p>
          </table:table-cell>
          <table:table-cell office:value-type="float" office:value="0.9">
            <text:p>0.9</text:p>
          </table:table-cell>
          <table:table-cell office:value-type="float" office:value="137364351273.4">
            <text:p>137364351273.4</text:p>
          </table:table-cell>
          <table:table-cell office:value-type="float" office:value="163918006753.6">
            <text:p>163918006753.6</text:p>
          </table:table-cell>
          <table:table-cell office:value-type="float" office:value="209272.2">
            <text:p>209272.2</text:p>
          </table:table-cell>
          <table:table-cell office:value-type="float" office:value="20020473901.4">
            <text:p>20020473901.4</text:p>
          </table:table-cell>
          <table:table-cell office:value-type="float" office:value="107966236.4">
            <text:p>107966236.4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87.6">
            <text:p>687.6</text:p>
          </table:table-cell>
          <table:table-cell office:value-type="float" office:value="68.367">
            <text:p>68.367</text:p>
          </table:table-cell>
          <table:table-cell office:value-type="float" office:value="0.15537">
            <text:p>0.15537</text:p>
          </table:table-cell>
          <table:table-cell office:value-type="float" office:value="49.062">
            <text:p>49.062</text:p>
          </table:table-cell>
          <table:table-cell office:value-type="float" office:value="0.16993">
            <text:p>0.16993</text:p>
          </table:table-cell>
          <table:table-cell office:value-type="float" office:value="0.9">
            <text:p>0.9</text:p>
          </table:table-cell>
          <table:table-cell office:value-type="float" office:value="137402591132.8">
            <text:p>137402591132.8</text:p>
          </table:table-cell>
          <table:table-cell office:value-type="float" office:value="165579764175.6">
            <text:p>165579764175.6</text:p>
          </table:table-cell>
          <table:table-cell office:value-type="float" office:value="335188">
            <text:p>335188</text:p>
          </table:table-cell>
          <table:table-cell office:value-type="float" office:value="20359627850.4">
            <text:p>20359627850.4</text:p>
          </table:table-cell>
          <table:table-cell office:value-type="float" office:value="110679769.4">
            <text:p>110679769.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/>
          <table:table-cell table:style-name="ce4" table:formula="of:=((ABS([.B2]-[.B7]))/(([.B2]+[.B7])/2))*100" office:value-type="float" office:value="3.26975476839236">
            <text:p>3.2697547684</text:p>
          </table:table-cell>
          <table:table-cell table:formula="of:=((ABS([.C2]-[.C7]))/(([.C2]+[.C7])/2))*100" office:value-type="float" office:value="8.16454404617167">
            <text:p>8.1645440462</text:p>
          </table:table-cell>
          <table:table-cell table:formula="of:=((ABS([.D2]-[.D7]))/(([.D2]+[.D7])/2))*100" office:value-type="float" office:value="5.28245874443377">
            <text:p>5.2824587444</text:p>
          </table:table-cell>
          <table:table-cell table:formula="of:=((ABS([.E2]-[.E7]))/(([.E2]+[.E7])/2))*100" office:value-type="float" office:value="1.94952069794996">
            <text:p>1.9495206979</text:p>
          </table:table-cell>
          <table:table-cell table:formula="of:=((ABS([.F2]-[.F7]))/(([.F2]+[.F7])/2))*100" office:value-type="float" office:value="5.21739130434782">
            <text:p>5.2173913043</text:p>
          </table:table-cell>
          <table:table-cell table:formula="of:=((ABS([.G2]-[.G7]))/(([.G2]+[.G7])/2))*100" office:value-type="float" office:value="0">
            <text:p>0</text:p>
          </table:table-cell>
          <table:table-cell table:formula="of:=((ABS([.H2]-[.H7]))/(([.H2]+[.H7])/2))*100" office:value-type="float" office:value="4.80747714533958">
            <text:p>4.8074771453</text:p>
          </table:table-cell>
          <table:table-cell table:number-columns-repeated="1016"/>
        </table:table-row>
        <table:table-row table:style-name="ro2">
          <table:table-cell/>
          <table:table-cell table:formula="of:=((ABS([.B3]-[.B8]))/(([.B3]+[.B8])/2))*100" office:value-type="float" office:value="5.11182108626199">
            <text:p>5.1118210863</text:p>
          </table:table-cell>
          <table:table-cell table:formula="of:=((ABS([.C3]-[.C8]))/(([.C3]+[.C8])/2))*100" office:value-type="float" office:value="11.2548206259524">
            <text:p>11.254820626</text:p>
          </table:table-cell>
          <table:table-cell table:formula="of:=((ABS([.D3]-[.D8]))/(([.D3]+[.D8])/2))*100" office:value-type="float" office:value="2.48873704131705">
            <text:p>2.4887370413</text:p>
          </table:table-cell>
          <table:table-cell table:formula="of:=((ABS([.E3]-[.E8]))/(([.E3]+[.E8])/2))*100" office:value-type="float" office:value="1.66704603344932">
            <text:p>1.6670460334</text:p>
          </table:table-cell>
          <table:table-cell table:formula="of:=((ABS([.F3]-[.F8]))/(([.F3]+[.F8])/2))*100" office:value-type="float" office:value="3.04144255697867">
            <text:p>3.041442557</text:p>
          </table:table-cell>
          <table:table-cell table:formula="of:=((ABS([.G3]-[.G8]))/(([.G3]+[.G8])/2))*100" office:value-type="float" office:value="0">
            <text:p>0</text:p>
          </table:table-cell>
          <table:table-cell table:formula="of:=((ABS([.H3]-[.H8]))/(([.H3]+[.H8])/2))*100" office:value-type="float" office:value="5.32421651429987">
            <text:p>5.3242165143</text:p>
          </table:table-cell>
          <table:table-cell table:number-columns-repeated="1016"/>
        </table:table-row>
        <table:table-row table:style-name="ro2">
          <table:table-cell/>
          <table:table-cell table:formula="of:=((ABS([.B4]-[.B9]))/(([.B4]+[.B9])/2))*100" office:value-type="float" office:value="5.2690499290992">
            <text:p>5.2690499291</text:p>
          </table:table-cell>
          <table:table-cell table:formula="of:=((ABS([.C4]-[.C9]))/(([.C4]+[.C9])/2))*100" office:value-type="float" office:value="21.6904549218541">
            <text:p>21.6904549219</text:p>
          </table:table-cell>
          <table:table-cell table:formula="of:=((ABS([.D4]-[.D9]))/(([.D4]+[.D9])/2))*100" office:value-type="float" office:value="16.8616472668337">
            <text:p>16.8616472668</text:p>
          </table:table-cell>
          <table:table-cell table:formula="of:=((ABS([.E4]-[.E9]))/(([.E4]+[.E9])/2))*100" office:value-type="float" office:value="2.17579428853999">
            <text:p>2.1757942885</text:p>
          </table:table-cell>
          <table:table-cell table:formula="of:=((ABS([.F4]-[.F9]))/(([.F4]+[.F9])/2))*100" office:value-type="float" office:value="16.9153692829823">
            <text:p>16.915369283</text:p>
          </table:table-cell>
          <table:table-cell table:formula="of:=((ABS([.G4]-[.G9]))/(([.G4]+[.G9])/2))*100" office:value-type="float" office:value="0">
            <text:p>0</text:p>
          </table:table-cell>
          <table:table-cell table:formula="of:=((ABS([.H4]-[.H9]))/(([.H4]+[.H9])/2))*100" office:value-type="float" office:value="5.01933217636435">
            <text:p>5.019332176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3.26975476839236">
            <text:p>3.2697547684</text:p>
          </table:table-cell>
          <table:table-cell table:formula="of:=AVERAGE([.C12:.C12])" office:value-type="float" office:value="8.16454404617167">
            <text:p>8.1645440462</text:p>
          </table:table-cell>
          <table:table-cell table:formula="of:=AVERAGE([.D12:.D12])" office:value-type="float" office:value="5.28245874443377">
            <text:p>5.2824587444</text:p>
          </table:table-cell>
          <table:table-cell table:formula="of:=AVERAGE([.E12:.E12])" office:value-type="float" office:value="1.94952069794996">
            <text:p>1.9495206979</text:p>
          </table:table-cell>
          <table:table-cell table:formula="of:=AVERAGE([.F12:.F12])" office:value-type="float" office:value="5.21739130434782">
            <text:p>5.2173913043</text:p>
          </table:table-cell>
          <table:table-cell table:formula="of:=AVERAGE([.G12:.G12])" office:value-type="float" office:value="0">
            <text:p>0</text:p>
          </table:table-cell>
          <table:table-cell table:formula="of:=AVERAGE([.H12:.H12])" office:value-type="float" office:value="4.80747714533958">
            <text:p>4.8074771453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15_perf_difference" table:style-name="ta5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(ABS([$XU3_2_A15_perfthread.B2]-[$XU3_2_A15_perfcpu.B2]))/(([$XU3_2_A15_perfthread.B2]+[$XU3_2_A15_perfcpu.B2])/2)*100" office:value-type="float" office:value="2.69541778975741">
            <text:p>2.6954177898</text:p>
          </table:table-cell>
          <table:table-cell table:style-name="ce4" table:formula="of:=(ABS([$XU3_2_A15_perfthread.C2]-[$XU3_2_A15_perfcpu.C2]))/(([$XU3_2_A15_perfthread.C2]+[$XU3_2_A15_perfcpu.C2])/2)*100" office:value-type="float" office:value="10.2224833903623">
            <text:p>10.2224833904</text:p>
          </table:table-cell>
          <table:table-cell table:style-name="ce4" table:formula="of:=(ABS([$XU3_2_A15_perfthread.D2]-[$XU3_2_A15_perfcpu.D2]))/(([$XU3_2_A15_perfthread.D2]+[$XU3_2_A15_perfcpu.D2])/2)*100" office:value-type="float" office:value="4.54783977610635">
            <text:p>4.5478397761</text:p>
          </table:table-cell>
          <table:table-cell table:style-name="ce4" table:formula="of:=(ABS([$XU3_2_A15_perfthread.E2]-[$XU3_2_A15_perfcpu.E2]))/(([$XU3_2_A15_perfthread.E2]+[$XU3_2_A15_perfcpu.E2])/2)*100" office:value-type="float" office:value="3.45893409086849">
            <text:p>3.4589340909</text:p>
          </table:table-cell>
          <table:table-cell table:style-name="ce4" table:formula="of:=(ABS([$XU3_2_A15_perfthread.F2]-[$XU3_2_A15_perfcpu.F2]))/(([$XU3_2_A15_perfthread.F2]+[$XU3_2_A15_perfcpu.F2])/2)*100" office:value-type="float" office:value="4.44955887993862">
            <text:p>4.4495588799</text:p>
          </table:table-cell>
          <table:table-cell table:style-name="ce4" table:formula="of:=(ABS([$XU3_2_A15_perfthread.G2]-[$XU3_2_A15_perfcpu.G2]))/(([$XU3_2_A15_perfthread.G2]+[$XU3_2_A15_perfcpu.G2])/2)*100" office:value-type="float" office:value="0">
            <text:p>0</text:p>
          </table:table-cell>
          <table:table-cell table:style-name="ce4" table:formula="of:=(ABS([$XU3_2_A15_perfthread.H2]-[$XU3_2_A15_perfcpu.H2]))/(([$XU3_2_A15_perfthread.H2]+[$XU3_2_A15_perfcpu.H2])/2)*100" office:value-type="float" office:value="5.31990774278203">
            <text:p>5.3199077428</text:p>
          </table:table-cell>
          <table:table-cell table:style-name="ce4" table:formula="of:=(ABS([$XU3_2_A15_perfthread.I2]-[$XU3_2_A15_perfcpu.I2]))/(([$XU3_2_A15_perfthread.I2]+[$XU3_2_A15_perfcpu.I2])/2)*100" office:value-type="float" office:value="6.05948174803456">
            <text:p>6.059481748</text:p>
          </table:table-cell>
          <table:table-cell table:style-name="ce4" table:formula="of:=(ABS([$XU3_2_A15_perfthread.J2]-[$XU3_2_A15_perfcpu.J2]))/(([$XU3_2_A15_perfthread.J2]+[$XU3_2_A15_perfcpu.J2])/2)*100" office:value-type="float" office:value="6.6548703906001">
            <text:p>6.6548703906</text:p>
          </table:table-cell>
          <table:table-cell table:style-name="ce4" table:formula="of:=(ABS([$XU3_2_A15_perfthread.K2]-[$XU3_2_A15_perfcpu.K2]))/(([$XU3_2_A15_perfthread.K2]+[$XU3_2_A15_perfcpu.K2])/2)*100" office:value-type="float" office:value="11.6780717045256">
            <text:p>11.6780717045</text:p>
          </table:table-cell>
          <table:table-cell table:style-name="ce4" table:formula="of:=(ABS([$XU3_2_A15_perfthread.L2]-[$XU3_2_A15_perfcpu.L2]))/(([$XU3_2_A15_perfthread.L2]+[$XU3_2_A15_perfcpu.L2])/2)*100" office:value-type="float" office:value="10.5844171937296">
            <text:p>10.5844171937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table:style-name="ce4" table:formula="of:=(ABS([$XU3_2_A15_perfthread.B3]-[$XU3_2_A15_perfcpu.B3]))/(([$XU3_2_A15_perfthread.B3]+[$XU3_2_A15_perfcpu.B3])/2)*100" office:value-type="float" office:value="5.78676179151804">
            <text:p>5.7867617915</text:p>
          </table:table-cell>
          <table:table-cell table:style-name="ce4" table:formula="of:=(ABS([$XU3_2_A15_perfthread.C3]-[$XU3_2_A15_perfcpu.C3]))/(([$XU3_2_A15_perfthread.C3]+[$XU3_2_A15_perfcpu.C3])/2)*100" office:value-type="float" office:value="9.83742408217116">
            <text:p>9.8374240822</text:p>
          </table:table-cell>
          <table:table-cell table:style-name="ce4" table:formula="of:=(ABS([$XU3_2_A15_perfthread.D3]-[$XU3_2_A15_perfcpu.D3]))/(([$XU3_2_A15_perfthread.D3]+[$XU3_2_A15_perfcpu.D3])/2)*100" office:value-type="float" office:value="2.3014342028013">
            <text:p>2.3014342028</text:p>
          </table:table-cell>
          <table:table-cell table:style-name="ce4" table:formula="of:=(ABS([$XU3_2_A15_perfthread.E3]-[$XU3_2_A15_perfcpu.E3]))/(([$XU3_2_A15_perfthread.E3]+[$XU3_2_A15_perfcpu.E3])/2)*100" office:value-type="float" office:value="5.11327488974434">
            <text:p>5.1132748897</text:p>
          </table:table-cell>
          <table:table-cell table:style-name="ce4" table:formula="of:=(ABS([$XU3_2_A15_perfthread.F3]-[$XU3_2_A15_perfcpu.F3]))/(([$XU3_2_A15_perfthread.F3]+[$XU3_2_A15_perfcpu.F3])/2)*100" office:value-type="float" office:value="2.87954869505921">
            <text:p>2.8795486951</text:p>
          </table:table-cell>
          <table:table-cell table:style-name="ce4" table:formula="of:=(ABS([$XU3_2_A15_perfthread.G3]-[$XU3_2_A15_perfcpu.G3]))/(([$XU3_2_A15_perfthread.G3]+[$XU3_2_A15_perfcpu.G3])/2)*100" office:value-type="float" office:value="0">
            <text:p>0</text:p>
          </table:table-cell>
          <table:table-cell table:style-name="ce4" table:formula="of:=(ABS([$XU3_2_A15_perfthread.H3]-[$XU3_2_A15_perfcpu.H3]))/(([$XU3_2_A15_perfthread.H3]+[$XU3_2_A15_perfcpu.H3])/2)*100" office:value-type="float" office:value="6.35012226174577">
            <text:p>6.3501222617</text:p>
          </table:table-cell>
          <table:table-cell table:style-name="ce4" table:formula="of:=(ABS([$XU3_2_A15_perfthread.I3]-[$XU3_2_A15_perfcpu.I3]))/(([$XU3_2_A15_perfthread.I3]+[$XU3_2_A15_perfcpu.I3])/2)*100" office:value-type="float" office:value="6.68769000507533">
            <text:p>6.6876900051</text:p>
          </table:table-cell>
          <table:table-cell table:style-name="ce4" table:formula="of:=(ABS([$XU3_2_A15_perfthread.J3]-[$XU3_2_A15_perfcpu.J3]))/(([$XU3_2_A15_perfthread.J3]+[$XU3_2_A15_perfcpu.J3])/2)*100" office:value-type="float" office:value="6.80165625447284">
            <text:p>6.8016562545</text:p>
          </table:table-cell>
          <table:table-cell table:style-name="ce4" table:formula="of:=(ABS([$XU3_2_A15_perfthread.K3]-[$XU3_2_A15_perfcpu.K3]))/(([$XU3_2_A15_perfthread.K3]+[$XU3_2_A15_perfcpu.K3])/2)*100" office:value-type="float" office:value="10.3155738342369">
            <text:p>10.3155738342</text:p>
          </table:table-cell>
          <table:table-cell table:style-name="ce4" table:formula="of:=(ABS([$XU3_2_A15_perfthread.L3]-[$XU3_2_A15_perfcpu.L3]))/(([$XU3_2_A15_perfthread.L3]+[$XU3_2_A15_perfcpu.L3])/2)*100" office:value-type="float" office:value="10.2112463075892">
            <text:p>10.2112463076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[$XU3_2_A15_perfthread.B4]-[$XU3_2_A15_perfcpu.B4]))/(([$XU3_2_A15_perfthread.B4]+[$XU3_2_A15_perfcpu.B4])/2)*100" office:value-type="float" office:value="5.31184720978813">
            <text:p>5.3118472098</text:p>
          </table:table-cell>
          <table:table-cell table:style-name="ce4" table:formula="of:=(ABS([$XU3_2_A15_perfthread.C4]-[$XU3_2_A15_perfcpu.C4]))/(([$XU3_2_A15_perfthread.C4]+[$XU3_2_A15_perfcpu.C4])/2)*100" office:value-type="float" office:value="4.37956204379562">
            <text:p>4.3795620438</text:p>
          </table:table-cell>
          <table:table-cell table:style-name="ce4" table:formula="of:=(ABS([$XU3_2_A15_perfthread.D4]-[$XU3_2_A15_perfcpu.D4]))/(([$XU3_2_A15_perfthread.D4]+[$XU3_2_A15_perfcpu.D4])/2)*100" office:value-type="float" office:value="15.488571596451">
            <text:p>15.4885715965</text:p>
          </table:table-cell>
          <table:table-cell table:style-name="ce4" table:formula="of:=(ABS([$XU3_2_A15_perfthread.E4]-[$XU3_2_A15_perfcpu.E4]))/(([$XU3_2_A15_perfthread.E4]+[$XU3_2_A15_perfcpu.E4])/2)*100" office:value-type="float" office:value="4.56269876167006">
            <text:p>4.5626987617</text:p>
          </table:table-cell>
          <table:table-cell table:style-name="ce4" table:formula="of:=(ABS([$XU3_2_A15_perfthread.F4]-[$XU3_2_A15_perfcpu.F4]))/(([$XU3_2_A15_perfthread.F4]+[$XU3_2_A15_perfcpu.F4])/2)*100" office:value-type="float" office:value="15.5334587476485">
            <text:p>15.5334587476</text:p>
          </table:table-cell>
          <table:table-cell table:style-name="ce4" table:formula="of:=(ABS([$XU3_2_A15_perfthread.G4]-[$XU3_2_A15_perfcpu.G4]))/(([$XU3_2_A15_perfthread.G4]+[$XU3_2_A15_perfcpu.G4])/2)*100" office:value-type="float" office:value="0">
            <text:p>0</text:p>
          </table:table-cell>
          <table:table-cell table:style-name="ce4" table:formula="of:=(ABS([$XU3_2_A15_perfthread.H4]-[$XU3_2_A15_perfcpu.H4]))/(([$XU3_2_A15_perfthread.H4]+[$XU3_2_A15_perfcpu.H4])/2)*100" office:value-type="float" office:value="6.28399157608881">
            <text:p>6.2839915761</text:p>
          </table:table-cell>
          <table:table-cell table:style-name="ce4" table:formula="of:=(ABS([$XU3_2_A15_perfthread.I4]-[$XU3_2_A15_perfcpu.I4]))/(([$XU3_2_A15_perfthread.I4]+[$XU3_2_A15_perfcpu.I4])/2)*100" office:value-type="float" office:value="5.61276140789454">
            <text:p>5.6127614079</text:p>
          </table:table-cell>
          <table:table-cell table:style-name="ce4" table:formula="of:=(ABS([$XU3_2_A15_perfthread.J4]-[$XU3_2_A15_perfcpu.J4]))/(([$XU3_2_A15_perfthread.J4]+[$XU3_2_A15_perfcpu.J4])/2)*100" office:value-type="float" office:value="5.79570006359429">
            <text:p>5.7957000636</text:p>
          </table:table-cell>
          <table:table-cell table:style-name="ce4" table:formula="of:=(ABS([$XU3_2_A15_perfthread.K4]-[$XU3_2_A15_perfcpu.K4]))/(([$XU3_2_A15_perfthread.K4]+[$XU3_2_A15_perfcpu.K4])/2)*100" office:value-type="float" office:value="8.4427807526299">
            <text:p>8.4427807526</text:p>
          </table:table-cell>
          <table:table-cell table:style-name="ce4" table:formula="of:=(ABS([$XU3_2_A15_perfthread.L4]-[$XU3_2_A15_perfcpu.L4]))/(([$XU3_2_A15_perfthread.L4]+[$XU3_2_A15_perfcpu.L4])/2)*100" office:value-type="float" office:value="7.37280732123505">
            <text:p>7.372807321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vg. Diff.</text:p>
          </table:table-cell>
          <table:table-cell table:formula="of:=AVERAGE([.B2:.B4])" office:value-type="float" office:value="4.59800893035453">
            <text:p>4.5980089304</text:p>
          </table:table-cell>
          <table:table-cell table:formula="of:=AVERAGE([.C2:.C4])" office:value-type="float" office:value="8.14648983877637">
            <text:p>8.1464898388</text:p>
          </table:table-cell>
          <table:table-cell table:formula="of:=AVERAGE([.D2:.D4])" office:value-type="float" office:value="7.44594852511956">
            <text:p>7.4459485251</text:p>
          </table:table-cell>
          <table:table-cell table:formula="of:=AVERAGE([.E2:.E4])" office:value-type="float" office:value="4.37830258076096">
            <text:p>4.3783025808</text:p>
          </table:table-cell>
          <table:table-cell table:formula="of:=AVERAGE([.F2:.F4])" office:value-type="float" office:value="7.62085544088211">
            <text:p>7.6208554409</text:p>
          </table:table-cell>
          <table:table-cell table:formula="of:=AVERAGE([.G2:.G4])" office:value-type="float" office:value="0">
            <text:p>0</text:p>
          </table:table-cell>
          <table:table-cell table:formula="of:=AVERAGE([.H2:.H4])" office:value-type="float" office:value="5.98467386020554">
            <text:p>5.9846738602</text:p>
          </table:table-cell>
          <table:table-cell table:formula="of:=AVERAGE([.I2:.I4])" office:value-type="float" office:value="6.11997772033481">
            <text:p>6.1199777203</text:p>
          </table:table-cell>
          <table:table-cell table:formula="of:=AVERAGE([.J2:.J4])" office:value-type="float" office:value="6.41740890288908">
            <text:p>6.4174089029</text:p>
          </table:table-cell>
          <table:table-cell table:formula="of:=AVERAGE([.K2:.K4])" office:value-type="float" office:value="10.1454754304642">
            <text:p>10.1454754305</text:p>
          </table:table-cell>
          <table:table-cell table:formula="of:=AVERAGE([.L2:.L4])" office:value-type="float" office:value="9.38949027418461">
            <text:p>9.389490274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(ABS(([$XU3_2_A15_perfthread.B7]-[$XU3_2_A15_perfcpu.B7])/(([$XU3_2_A15_perfthread.B7]+[$XU3_2_A15_perfcpu.B7])/2))*100)" office:value-type="float" office:value="0.267737617135211">
            <text:p>0.2677376171</text:p>
          </table:table-cell>
          <table:table-cell table:style-name="ce4" table:formula="of:=(ABS(([$XU3_2_A15_perfthread.C7]-[$XU3_2_A15_perfcpu.C7])/(([$XU3_2_A15_perfthread.C7]+[$XU3_2_A15_perfcpu.C7])/2))*100)" office:value-type="float" office:value="0.715922503462128">
            <text:p>0.7159225035</text:p>
          </table:table-cell>
          <table:table-cell table:style-name="ce4" table:formula="of:=(ABS(([$XU3_2_A15_perfthread.D7]-[$XU3_2_A15_perfcpu.D7])/(([$XU3_2_A15_perfthread.D7]+[$XU3_2_A15_perfcpu.D7])/2))*100)" office:value-type="float" office:value="0.178762960314623">
            <text:p>0.1787629603</text:p>
          </table:table-cell>
          <table:table-cell table:style-name="ce4" table:formula="of:=(ABS(([$XU3_2_A15_perfthread.E7]-[$XU3_2_A15_perfcpu.E7])/(([$XU3_2_A15_perfthread.E7]+[$XU3_2_A15_perfcpu.E7])/2))*100)" office:value-type="float" office:value="0.386285106759983">
            <text:p>0.3862851068</text:p>
          </table:table-cell>
          <table:table-cell table:style-name="ce4" table:formula="of:=(ABS(([$XU3_2_A15_perfthread.F7]-[$XU3_2_A15_perfcpu.F7])/(([$XU3_2_A15_perfthread.F7]+[$XU3_2_A15_perfcpu.F7])/2))*100)" office:value-type="float" office:value="0.162342206174609">
            <text:p>0.1623422062</text:p>
          </table:table-cell>
          <table:table-cell table:style-name="ce4" table:formula="of:=(ABS(([$XU3_2_A15_perfthread.G7]-[$XU3_2_A15_perfcpu.G7])/(([$XU3_2_A15_perfthread.G7]+[$XU3_2_A15_perfcpu.G7])/2))*100)" office:value-type="float" office:value="0">
            <text:p>0</text:p>
          </table:table-cell>
          <table:table-cell table:style-name="ce4" table:formula="of:=(ABS(([$XU3_2_A15_perfthread.H7]-[$XU3_2_A15_perfcpu.H7])/(([$XU3_2_A15_perfthread.H7]+[$XU3_2_A15_perfcpu.H7])/2))*100)" office:value-type="float" office:value="0.92181113972625">
            <text:p>0.9218111397</text:p>
          </table:table-cell>
          <table:table-cell table:style-name="ce4" table:formula="of:=(ABS(([$XU3_2_A15_perfthread.I7]-[$XU3_2_A15_perfcpu.I7])/(([$XU3_2_A15_perfthread.I7]+[$XU3_2_A15_perfcpu.I7])/2))*100)" office:value-type="float" office:value="0.37327726029779">
            <text:p>0.3732772603</text:p>
          </table:table-cell>
          <table:table-cell table:style-name="ce4" table:formula="of:=(ABS(([$XU3_2_A15_perfthread.J7]-[$XU3_2_A15_perfcpu.J7])/(([$XU3_2_A15_perfthread.J7]+[$XU3_2_A15_perfcpu.J7])/2))*100)" office:value-type="float" office:value="13.8415470240928">
            <text:p>13.8415470241</text:p>
          </table:table-cell>
          <table:table-cell table:style-name="ce4" table:formula="of:=(ABS(([$XU3_2_A15_perfthread.K7]-[$XU3_2_A15_perfcpu.K7])/(([$XU3_2_A15_perfthread.K7]+[$XU3_2_A15_perfcpu.K7])/2))*100)" office:value-type="float" office:value="0.332738245612121">
            <text:p>0.3327382456</text:p>
          </table:table-cell>
          <table:table-cell table:style-name="ce4" table:formula="of:=(ABS(([$XU3_2_A15_perfthread.L7]-[$XU3_2_A15_perfcpu.L7])/(([$XU3_2_A15_perfthread.L7]+[$XU3_2_A15_perfcpu.L7])/2))*100)" office:value-type="float" office:value="0.742254065017348">
            <text:p>0.742254065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table:style-name="ce4" table:formula="of:=(ABS(([$XU3_2_A15_perfthread.B8]-[$XU3_2_A15_perfcpu.B8])/(([$XU3_2_A15_perfthread.B8]+[$XU3_2_A15_perfcpu.B8])/2))*100)" office:value-type="float" office:value="1.55642023346304">
            <text:p>1.5564202335</text:p>
          </table:table-cell>
          <table:table-cell table:style-name="ce4" table:formula="of:=(ABS(([$XU3_2_A15_perfthread.C8]-[$XU3_2_A15_perfcpu.C8])/(([$XU3_2_A15_perfthread.C8]+[$XU3_2_A15_perfcpu.C8])/2))*100)" office:value-type="float" office:value="0.231517692331752">
            <text:p>0.2315176923</text:p>
          </table:table-cell>
          <table:table-cell table:style-name="ce4" table:formula="of:=(ABS(([$XU3_2_A15_perfthread.D8]-[$XU3_2_A15_perfcpu.D8])/(([$XU3_2_A15_perfthread.D8]+[$XU3_2_A15_perfcpu.D8])/2))*100)" office:value-type="float" office:value="0.462488458964739">
            <text:p>0.462488459</text:p>
          </table:table-cell>
          <table:table-cell table:style-name="ce4" table:formula="of:=(ABS(([$XU3_2_A15_perfthread.E8]-[$XU3_2_A15_perfcpu.E8])/(([$XU3_2_A15_perfthread.E8]+[$XU3_2_A15_perfcpu.E8])/2))*100)" office:value-type="float" office:value="1.00186915887849">
            <text:p>1.0018691589</text:p>
          </table:table-cell>
          <table:table-cell table:style-name="ce4" table:formula="of:=(ABS(([$XU3_2_A15_perfthread.F8]-[$XU3_2_A15_perfcpu.F8])/(([$XU3_2_A15_perfthread.F8]+[$XU3_2_A15_perfcpu.F8])/2))*100)" office:value-type="float" office:value="0.456839643005717">
            <text:p>0.456839643</text:p>
          </table:table-cell>
          <table:table-cell table:style-name="ce4" table:formula="of:=(ABS(([$XU3_2_A15_perfthread.G8]-[$XU3_2_A15_perfcpu.G8])/(([$XU3_2_A15_perfthread.G8]+[$XU3_2_A15_perfcpu.G8])/2))*100)" office:value-type="float" office:value="0">
            <text:p>0</text:p>
          </table:table-cell>
          <table:table-cell table:style-name="ce4" table:formula="of:=(ABS(([$XU3_2_A15_perfthread.H8]-[$XU3_2_A15_perfcpu.H8])/(([$XU3_2_A15_perfthread.H8]+[$XU3_2_A15_perfcpu.H8])/2))*100)" office:value-type="float" office:value="1.28906070731899">
            <text:p>1.2890607073</text:p>
          </table:table-cell>
          <table:table-cell table:style-name="ce4" table:formula="of:=(ABS(([$XU3_2_A15_perfthread.I8]-[$XU3_2_A15_perfcpu.I8])/(([$XU3_2_A15_perfthread.I8]+[$XU3_2_A15_perfcpu.I8])/2))*100)" office:value-type="float" office:value="0.440281674187972">
            <text:p>0.4402816742</text:p>
          </table:table-cell>
          <table:table-cell table:style-name="ce4" table:formula="of:=(ABS(([$XU3_2_A15_perfthread.J8]-[$XU3_2_A15_perfcpu.J8])/(([$XU3_2_A15_perfthread.J8]+[$XU3_2_A15_perfcpu.J8])/2))*100)" office:value-type="float" office:value="13.2073981844032">
            <text:p>13.2073981844</text:p>
          </table:table-cell>
          <table:table-cell table:style-name="ce4" table:formula="of:=(ABS(([$XU3_2_A15_perfthread.K8]-[$XU3_2_A15_perfcpu.K8])/(([$XU3_2_A15_perfthread.K8]+[$XU3_2_A15_perfcpu.K8])/2))*100)" office:value-type="float" office:value="0.548666837277363">
            <text:p>0.5486668373</text:p>
          </table:table-cell>
          <table:table-cell table:style-name="ce4" table:formula="of:=(ABS(([$XU3_2_A15_perfthread.L8]-[$XU3_2_A15_perfcpu.L8])/(([$XU3_2_A15_perfthread.L8]+[$XU3_2_A15_perfcpu.L8])/2))*100)" office:value-type="float" office:value="2.29292747444665">
            <text:p>2.2929274744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([$XU3_2_A15_perfthread.B9]-[$XU3_2_A15_perfcpu.B9])/(([$XU3_2_A15_perfthread.B9]+[$XU3_2_A15_perfcpu.B9])/2))*100)" office:value-type="float" office:value="0.538142680532315">
            <text:p>0.5381426805</text:p>
          </table:table-cell>
          <table:table-cell table:style-name="ce4" table:formula="of:=(ABS(([$XU3_2_A15_perfthread.C9]-[$XU3_2_A15_perfcpu.C9])/(([$XU3_2_A15_perfthread.C9]+[$XU3_2_A15_perfcpu.C9])/2))*100)" office:value-type="float" office:value="0">
            <text:p>0</text:p>
          </table:table-cell>
          <table:table-cell table:style-name="ce4" table:formula="of:=(ABS(([$XU3_2_A15_perfthread.D9]-[$XU3_2_A15_perfcpu.D9])/(([$XU3_2_A15_perfthread.D9]+[$XU3_2_A15_perfcpu.D9])/2))*100)" office:value-type="float" office:value="0.706124021055346">
            <text:p>0.7061240211</text:p>
          </table:table-cell>
          <table:table-cell table:style-name="ce4" table:formula="of:=(ABS(([$XU3_2_A15_perfthread.E9]-[$XU3_2_A15_perfcpu.E9])/(([$XU3_2_A15_perfthread.E9]+[$XU3_2_A15_perfcpu.E9])/2))*100)" office:value-type="float" office:value="1.41746174982509">
            <text:p>1.4174617498</text:p>
          </table:table-cell>
          <table:table-cell table:style-name="ce4" table:formula="of:=(ABS(([$XU3_2_A15_perfthread.F9]-[$XU3_2_A15_perfcpu.F9])/(([$XU3_2_A15_perfthread.F9]+[$XU3_2_A15_perfcpu.F9])/2))*100)" office:value-type="float" office:value="0.657469914881117">
            <text:p>0.6574699149</text:p>
          </table:table-cell>
          <table:table-cell table:style-name="ce4" table:formula="of:=(ABS(([$XU3_2_A15_perfthread.G9]-[$XU3_2_A15_perfcpu.G9])/(([$XU3_2_A15_perfthread.G9]+[$XU3_2_A15_perfcpu.G9])/2))*100)" office:value-type="float" office:value="0">
            <text:p>0</text:p>
          </table:table-cell>
          <table:table-cell table:style-name="ce4" table:formula="of:=(ABS(([$XU3_2_A15_perfthread.H9]-[$XU3_2_A15_perfcpu.H9])/(([$XU3_2_A15_perfthread.H9]+[$XU3_2_A15_perfcpu.H9])/2))*100)" office:value-type="float" office:value="1.68903435714177">
            <text:p>1.6890343571</text:p>
          </table:table-cell>
          <table:table-cell table:style-name="ce4" table:formula="of:=(ABS(([$XU3_2_A15_perfthread.I9]-[$XU3_2_A15_perfcpu.I9])/(([$XU3_2_A15_perfthread.I9]+[$XU3_2_A15_perfcpu.I9])/2))*100)" office:value-type="float" office:value="0.356414738447229">
            <text:p>0.3564147384</text:p>
          </table:table-cell>
          <table:table-cell table:style-name="ce4" table:formula="of:=(ABS(([$XU3_2_A15_perfthread.J9]-[$XU3_2_A15_perfcpu.J9])/(([$XU3_2_A15_perfthread.J9]+[$XU3_2_A15_perfcpu.J9])/2))*100)" office:value-type="float" office:value="11.5914862310628">
            <text:p>11.5914862311</text:p>
          </table:table-cell>
          <table:table-cell table:style-name="ce4" table:formula="of:=(ABS(([$XU3_2_A15_perfthread.K9]-[$XU3_2_A15_perfcpu.K9])/(([$XU3_2_A15_perfthread.K9]+[$XU3_2_A15_perfcpu.K9])/2))*100)" office:value-type="float" office:value="0.504350338147016">
            <text:p>0.5043503381</text:p>
          </table:table-cell>
          <table:table-cell table:style-name="ce4" table:formula="of:=(ABS(([$XU3_2_A15_perfthread.L9]-[$XU3_2_A15_perfcpu.L9])/(([$XU3_2_A15_perfthread.L9]+[$XU3_2_A15_perfcpu.L9])/2))*100)" office:value-type="float" office:value="1.55594855769916">
            <text:p>1.5559485577</text:p>
          </table:table-cell>
          <table:table-cell table:number-columns-repeated="1012"/>
        </table:table-row>
        <table:table-row table:style-name="ro2">
          <table:table-cell/>
          <table:table-cell table:number-columns-repeated="2" office:value-type="string">
            <text:p>`</text:p>
          </table:table-cell>
          <table:table-cell table:number-columns-repeated="1021"/>
        </table:table-row>
        <table:table-row table:style-name="ro2">
          <table:table-cell office:value-type="string">
            <text:p>Avg. Diff.</text:p>
          </table:table-cell>
          <table:table-cell table:formula="of:=AVERAGE([.B9:.B11])" office:value-type="float" office:value="0.787433510376854">
            <text:p>0.7874335104</text:p>
          </table:table-cell>
          <table:table-cell table:formula="of:=AVERAGE([.C9:.C11])" office:value-type="float" office:value="0.31581339859796">
            <text:p>0.3158133986</text:p>
          </table:table-cell>
          <table:table-cell table:formula="of:=AVERAGE([.D9:.D11])" office:value-type="float" office:value="0.449125146778236">
            <text:p>0.4491251468</text:p>
          </table:table-cell>
          <table:table-cell table:formula="of:=AVERAGE([.E9:.E11])" office:value-type="float" office:value="0.935205338487857">
            <text:p>0.9352053385</text:p>
          </table:table-cell>
          <table:table-cell table:formula="of:=AVERAGE([.F9:.F11])" office:value-type="float" office:value="0.425550588020481">
            <text:p>0.425550588</text:p>
          </table:table-cell>
          <table:table-cell table:formula="of:=AVERAGE([.G9:.G11])" office:value-type="float" office:value="0">
            <text:p>0</text:p>
          </table:table-cell>
          <table:table-cell table:formula="of:=AVERAGE([.H9:.H11])" office:value-type="float" office:value="1.299968734729">
            <text:p>1.2999687347</text:p>
          </table:table-cell>
          <table:table-cell table:formula="of:=AVERAGE([.I9:.I11])" office:value-type="float" office:value="0.389991224310997">
            <text:p>0.3899912243</text:p>
          </table:table-cell>
          <table:table-cell table:formula="of:=AVERAGE([.J9:.J11])" office:value-type="float" office:value="12.8801438131862">
            <text:p>12.8801438132</text:p>
          </table:table-cell>
          <table:table-cell table:formula="of:=AVERAGE([.K9:.K11])" office:value-type="float" office:value="0.461918473678833">
            <text:p>0.4619184737</text:p>
          </table:table-cell>
          <table:table-cell table:formula="of:=AVERAGE([.L9:.L11])" office:value-type="float" office:value="1.53037669905439">
            <text:p>1.5303766991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15_perfcpu_reboot_difference" table:style-name="ta6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(ABS([$XU3_2_A15_perfcpu.B2]-[$XU3_2_A15_perfcpu_reboot.B2]))/(([$XU3_2_A15_perfcpu.B2]+[$XU3_2_A15_perfcpu_reboot.B2])/2)*100" office:value-type="float" office:value="1.37551581843191">
            <text:p>1.3755158184</text:p>
          </table:table-cell>
          <table:table-cell table:style-name="ce4" table:formula="of:=(ABS([$XU3_2_A15_perfcpu.C2]-[$XU3_2_A15_perfcpu_reboot.C2]))/(([$XU3_2_A15_perfcpu.C2]+[$XU3_2_A15_perfcpu_reboot.C2])/2)*100" office:value-type="float" office:value="1.12395039362101">
            <text:p>1.1239503936</text:p>
          </table:table-cell>
          <table:table-cell table:style-name="ce4" table:formula="of:=(ABS([$XU3_2_A15_perfcpu.D2]-[$XU3_2_A15_perfcpu_reboot.D2]))/(([$XU3_2_A15_perfcpu.D2]+[$XU3_2_A15_perfcpu_reboot.D2])/2)*100" office:value-type="float" office:value="0.524531439902778">
            <text:p>0.5245314399</text:p>
          </table:table-cell>
          <table:table-cell table:style-name="ce4" table:formula="of:=(ABS([$XU3_2_A15_perfcpu.E2]-[$XU3_2_A15_perfcpu_reboot.E2]))/(([$XU3_2_A15_perfcpu.E2]+[$XU3_2_A15_perfcpu_reboot.E2])/2)*100" office:value-type="float" office:value="0.290470744149731">
            <text:p>0.2904707441</text:p>
          </table:table-cell>
          <table:table-cell table:style-name="ce4" table:formula="of:=(ABS([$XU3_2_A15_perfcpu.F2]-[$XU3_2_A15_perfcpu_reboot.F2]))/(([$XU3_2_A15_perfcpu.F2]+[$XU3_2_A15_perfcpu_reboot.F2])/2)*100" office:value-type="float" office:value="0.571932544030796">
            <text:p>0.571932544</text:p>
          </table:table-cell>
          <table:table-cell table:style-name="ce4" table:formula="of:=(ABS([$XU3_2_A15_perfcpu.G2]-[$XU3_2_A15_perfcpu_reboot.G2]))/(([$XU3_2_A15_perfcpu.G2]+[$XU3_2_A15_perfcpu_reboot.G2])/2)*100" office:value-type="float" office:value="0">
            <text:p>0</text:p>
          </table:table-cell>
          <table:table-cell table:style-name="ce4" table:formula="of:=(ABS([$XU3_2_A15_perfcpu.H2]-[$XU3_2_A15_perfcpu_reboot.H2]))/(([$XU3_2_A15_perfcpu.H2]+[$XU3_2_A15_perfcpu_reboot.H2])/2)*100" office:value-type="float" office:value="0.0364562346606172">
            <text:p>0.0364562347</text:p>
          </table:table-cell>
          <table:table-cell table:style-name="ce4" table:formula="of:=(ABS([$XU3_2_A15_perfcpu.I2]-[$XU3_2_A15_perfcpu_reboot.I2]))/(([$XU3_2_A15_perfcpu.I2]+[$XU3_2_A15_perfcpu_reboot.I2])/2)*100" office:value-type="float" office:value="0.0701588210824825">
            <text:p>0.0701588211</text:p>
          </table:table-cell>
          <table:table-cell table:style-name="ce4" table:formula="of:=(ABS([$XU3_2_A15_perfcpu.J2]-[$XU3_2_A15_perfcpu_reboot.J2]))/(([$XU3_2_A15_perfcpu.J2]+[$XU3_2_A15_perfcpu_reboot.J2])/2)*100" office:value-type="float" office:value="0.361791593911682">
            <text:p>0.3617915939</text:p>
          </table:table-cell>
          <table:table-cell table:style-name="ce4" table:formula="of:=(ABS([$XU3_2_A15_perfcpu.K2]-[$XU3_2_A15_perfcpu_reboot.K2]))/(([$XU3_2_A15_perfcpu.K2]+[$XU3_2_A15_perfcpu_reboot.K2])/2)*100" office:value-type="float" office:value="0.0476031729796563">
            <text:p>0.047603173</text:p>
          </table:table-cell>
          <table:table-cell table:style-name="ce4" table:formula="of:=(ABS([$XU3_2_A15_perfcpu.L2]-[$XU3_2_A15_perfcpu_reboot.L2]))/(([$XU3_2_A15_perfcpu.L2]+[$XU3_2_A15_perfcpu_reboot.L2])/2)*100" office:value-type="float" office:value="0.842108443750425">
            <text:p>0.8421084438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table:style-name="ce4" table:formula="of:=(ABS([$XU3_2_A15_perfcpu.B3]-[$XU3_2_A15_perfcpu_reboot.B3]))/(([$XU3_2_A15_perfcpu.B3]+[$XU3_2_A15_perfcpu_reboot.B3])/2)*100" office:value-type="float" office:value="0.408997955010225">
            <text:p>0.408997955</text:p>
          </table:table-cell>
          <table:table-cell table:style-name="ce4" table:formula="of:=(ABS([$XU3_2_A15_perfcpu.C3]-[$XU3_2_A15_perfcpu_reboot.C3]))/(([$XU3_2_A15_perfcpu.C3]+[$XU3_2_A15_perfcpu_reboot.C3])/2)*100" office:value-type="float" office:value="1.65230009654798">
            <text:p>1.6523000965</text:p>
          </table:table-cell>
          <table:table-cell table:style-name="ce4" table:formula="of:=(ABS([$XU3_2_A15_perfcpu.D3]-[$XU3_2_A15_perfcpu_reboot.D3]))/(([$XU3_2_A15_perfcpu.D3]+[$XU3_2_A15_perfcpu_reboot.D3])/2)*100" office:value-type="float" office:value="0.250097306071072">
            <text:p>0.2500973061</text:p>
          </table:table-cell>
          <table:table-cell table:style-name="ce4" table:formula="of:=(ABS([$XU3_2_A15_perfcpu.E3]-[$XU3_2_A15_perfcpu_reboot.E3]))/(([$XU3_2_A15_perfcpu.E3]+[$XU3_2_A15_perfcpu_reboot.E3])/2)*100" office:value-type="float" office:value="1.23392976938051">
            <text:p>1.2339297694</text:p>
          </table:table-cell>
          <table:table-cell table:style-name="ce4" table:formula="of:=(ABS([$XU3_2_A15_perfcpu.F3]-[$XU3_2_A15_perfcpu_reboot.F3]))/(([$XU3_2_A15_perfcpu.F3]+[$XU3_2_A15_perfcpu_reboot.F3])/2)*100" office:value-type="float" office:value="0.209091672199199">
            <text:p>0.2090916722</text:p>
          </table:table-cell>
          <table:table-cell table:style-name="ce4" table:formula="of:=(ABS([$XU3_2_A15_perfcpu.G3]-[$XU3_2_A15_perfcpu_reboot.G3]))/(([$XU3_2_A15_perfcpu.G3]+[$XU3_2_A15_perfcpu_reboot.G3])/2)*100" office:value-type="float" office:value="0">
            <text:p>0</text:p>
          </table:table-cell>
          <table:table-cell table:style-name="ce4" table:formula="of:=(ABS([$XU3_2_A15_perfcpu.H3]-[$XU3_2_A15_perfcpu_reboot.H3]))/(([$XU3_2_A15_perfcpu.H3]+[$XU3_2_A15_perfcpu_reboot.H3])/2)*100" office:value-type="float" office:value="0.0634608811443007">
            <text:p>0.0634608811</text:p>
          </table:table-cell>
          <table:table-cell table:style-name="ce4" table:formula="of:=(ABS([$XU3_2_A15_perfcpu.I3]-[$XU3_2_A15_perfcpu_reboot.I3]))/(([$XU3_2_A15_perfcpu.I3]+[$XU3_2_A15_perfcpu_reboot.I3])/2)*100" office:value-type="float" office:value="0.00320226971121294">
            <text:p>0.0032022697</text:p>
          </table:table-cell>
          <table:table-cell table:style-name="ce4" table:formula="of:=(ABS([$XU3_2_A15_perfcpu.J3]-[$XU3_2_A15_perfcpu_reboot.J3]))/(([$XU3_2_A15_perfcpu.J3]+[$XU3_2_A15_perfcpu_reboot.J3])/2)*100" office:value-type="float" office:value="0.15362188566442">
            <text:p>0.1536218857</text:p>
          </table:table-cell>
          <table:table-cell table:style-name="ce4" table:formula="of:=(ABS([$XU3_2_A15_perfcpu.K3]-[$XU3_2_A15_perfcpu_reboot.K3]))/(([$XU3_2_A15_perfcpu.K3]+[$XU3_2_A15_perfcpu_reboot.K3])/2)*100" office:value-type="float" office:value="1.21461330762909">
            <text:p>1.2146133076</text:p>
          </table:table-cell>
          <table:table-cell table:style-name="ce4" table:formula="of:=(ABS([$XU3_2_A15_perfcpu.L3]-[$XU3_2_A15_perfcpu_reboot.L3]))/(([$XU3_2_A15_perfcpu.L3]+[$XU3_2_A15_perfcpu_reboot.L3])/2)*100" office:value-type="float" office:value="0.888577759739524">
            <text:p>0.8885777597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[$XU3_2_A15_perfcpu.B4]-[$XU3_2_A15_perfcpu_reboot.B4]))/(([$XU3_2_A15_perfcpu.B4]+[$XU3_2_A15_perfcpu_reboot.B4])/2)*100" office:value-type="float" office:value="0.0153291944508351">
            <text:p>0.0153291945</text:p>
          </table:table-cell>
          <table:table-cell table:style-name="ce4" table:formula="of:=(ABS([$XU3_2_A15_perfcpu.C4]-[$XU3_2_A15_perfcpu_reboot.C4]))/(([$XU3_2_A15_perfcpu.C4]+[$XU3_2_A15_perfcpu_reboot.C4])/2)*100" office:value-type="float" office:value="19.3548387096774">
            <text:p>19.3548387097</text:p>
          </table:table-cell>
          <table:table-cell table:style-name="ce4" table:formula="of:=(ABS([$XU3_2_A15_perfcpu.D4]-[$XU3_2_A15_perfcpu_reboot.D4]))/(([$XU3_2_A15_perfcpu.D4]+[$XU3_2_A15_perfcpu_reboot.D4])/2)*100" office:value-type="float" office:value="0.332108343541581">
            <text:p>0.3321083435</text:p>
          </table:table-cell>
          <table:table-cell table:style-name="ce4" table:formula="of:=(ABS([$XU3_2_A15_perfcpu.E4]-[$XU3_2_A15_perfcpu_reboot.E4]))/(([$XU3_2_A15_perfcpu.E4]+[$XU3_2_A15_perfcpu_reboot.E4])/2)*100" office:value-type="float" office:value="0.469792351780516">
            <text:p>0.4697923518</text:p>
          </table:table-cell>
          <table:table-cell table:style-name="ce4" table:formula="of:=(ABS([$XU3_2_A15_perfcpu.F4]-[$XU3_2_A15_perfcpu_reboot.F4]))/(([$XU3_2_A15_perfcpu.F4]+[$XU3_2_A15_perfcpu_reboot.F4])/2)*100" office:value-type="float" office:value="0.413110021650946">
            <text:p>0.4131100217</text:p>
          </table:table-cell>
          <table:table-cell table:style-name="ce4" table:formula="of:=(ABS([$XU3_2_A15_perfcpu.G4]-[$XU3_2_A15_perfcpu_reboot.G4]))/(([$XU3_2_A15_perfcpu.G4]+[$XU3_2_A15_perfcpu_reboot.G4])/2)*100" office:value-type="float" office:value="0">
            <text:p>0</text:p>
          </table:table-cell>
          <table:table-cell table:style-name="ce4" table:formula="of:=(ABS([$XU3_2_A15_perfcpu.H4]-[$XU3_2_A15_perfcpu_reboot.H4]))/(([$XU3_2_A15_perfcpu.H4]+[$XU3_2_A15_perfcpu_reboot.H4])/2)*100" office:value-type="float" office:value="0.0146967118399722">
            <text:p>0.0146967118</text:p>
          </table:table-cell>
          <table:table-cell table:style-name="ce4" table:formula="of:=(ABS([$XU3_2_A15_perfcpu.I4]-[$XU3_2_A15_perfcpu_reboot.I4]))/(([$XU3_2_A15_perfcpu.I4]+[$XU3_2_A15_perfcpu_reboot.I4])/2)*100" office:value-type="float" office:value="0.0306318887775888">
            <text:p>0.0306318888</text:p>
          </table:table-cell>
          <table:table-cell table:style-name="ce4" table:formula="of:=(ABS([$XU3_2_A15_perfcpu.J4]-[$XU3_2_A15_perfcpu_reboot.J4]))/(([$XU3_2_A15_perfcpu.J4]+[$XU3_2_A15_perfcpu_reboot.J4])/2)*100" office:value-type="float" office:value="0.119827529099086">
            <text:p>0.1198275291</text:p>
          </table:table-cell>
          <table:table-cell table:style-name="ce4" table:formula="of:=(ABS([$XU3_2_A15_perfcpu.K4]-[$XU3_2_A15_perfcpu_reboot.K4]))/(([$XU3_2_A15_perfcpu.K4]+[$XU3_2_A15_perfcpu_reboot.K4])/2)*100" office:value-type="float" office:value="1.07126386190748">
            <text:p>1.0712638619</text:p>
          </table:table-cell>
          <table:table-cell table:style-name="ce4" table:formula="of:=(ABS([$XU3_2_A15_perfcpu.L4]-[$XU3_2_A15_perfcpu_reboot.L4]))/(([$XU3_2_A15_perfcpu.L4]+[$XU3_2_A15_perfcpu_reboot.L4])/2)*100" office:value-type="float" office:value="0.576672141601486">
            <text:p>0.576672141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vg. Diff.</text:p>
          </table:table-cell>
          <table:table-cell table:formula="of:=AVERAGE([.B2:.B4])" office:value-type="float" office:value="0.599947655964324">
            <text:p>0.599947656</text:p>
          </table:table-cell>
          <table:table-cell table:formula="of:=AVERAGE([.C2:.C4])" office:value-type="float" office:value="7.37702973328214">
            <text:p>7.3770297333</text:p>
          </table:table-cell>
          <table:table-cell table:formula="of:=AVERAGE([.D2:.D4])" office:value-type="float" office:value="0.368912363171811">
            <text:p>0.3689123632</text:p>
          </table:table-cell>
          <table:table-cell table:formula="of:=AVERAGE([.E2:.E4])" office:value-type="float" office:value="0.664730955103584">
            <text:p>0.6647309551</text:p>
          </table:table-cell>
          <table:table-cell table:formula="of:=AVERAGE([.F2:.F4])" office:value-type="float" office:value="0.398044745960314">
            <text:p>0.398044746</text:p>
          </table:table-cell>
          <table:table-cell table:formula="of:=AVERAGE([.G2:.G4])" office:value-type="float" office:value="0">
            <text:p>0</text:p>
          </table:table-cell>
          <table:table-cell table:formula="of:=AVERAGE([.H2:.H4])" office:value-type="float" office:value="0.0382046092149634">
            <text:p>0.0382046092</text:p>
          </table:table-cell>
          <table:table-cell table:formula="of:=AVERAGE([.I2:.I4])" office:value-type="float" office:value="0.0346643265237614">
            <text:p>0.0346643265</text:p>
          </table:table-cell>
          <table:table-cell table:formula="of:=AVERAGE([.J2:.J4])" office:value-type="float" office:value="0.211747002891729">
            <text:p>0.2117470029</text:p>
          </table:table-cell>
          <table:table-cell table:formula="of:=AVERAGE([.K2:.K4])" office:value-type="float" office:value="0.777826780838743">
            <text:p>0.7778267808</text:p>
          </table:table-cell>
          <table:table-cell table:formula="of:=AVERAGE([.L2:.L4])" office:value-type="float" office:value="0.769119448363811">
            <text:p>0.769119448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(ABS(([$XU3_2_A15_perfcpu.B7]-[$XU3_2_A15_perfcpu_reboot.B7])/(([$XU3_2_A15_perfcpu.B7]+[$XU3_2_A15_perfcpu_reboot.B7])/2))*100)" office:value-type="float" office:value="0.267737617135211">
            <text:p>0.2677376171</text:p>
          </table:table-cell>
          <table:table-cell table:style-name="ce4" table:formula="of:=(ABS(([$XU3_2_A15_perfcpu.C7]-[$XU3_2_A15_perfcpu_reboot.C7])/(([$XU3_2_A15_perfcpu.C7]+[$XU3_2_A15_perfcpu_reboot.C7])/2))*100)" office:value-type="float" office:value="0.455578343698714">
            <text:p>0.4555783437</text:p>
          </table:table-cell>
          <table:table-cell table:style-name="ce4" table:formula="of:=(ABS(([$XU3_2_A15_perfcpu.D7]-[$XU3_2_A15_perfcpu_reboot.D7])/(([$XU3_2_A15_perfcpu.D7]+[$XU3_2_A15_perfcpu_reboot.D7])/2))*100)" office:value-type="float" office:value="0.246321965201407">
            <text:p>0.2463219652</text:p>
          </table:table-cell>
          <table:table-cell table:style-name="ce4" table:formula="of:=(ABS(([$XU3_2_A15_perfcpu.E7]-[$XU3_2_A15_perfcpu_reboot.E7])/(([$XU3_2_A15_perfcpu.E7]+[$XU3_2_A15_perfcpu_reboot.E7])/2))*100)" office:value-type="float" office:value="0.1367976904286">
            <text:p>0.1367976904</text:p>
          </table:table-cell>
          <table:table-cell table:style-name="ce4" table:formula="of:=(ABS(([$XU3_2_A15_perfcpu.F7]-[$XU3_2_A15_perfcpu_reboot.F7])/(([$XU3_2_A15_perfcpu.F7]+[$XU3_2_A15_perfcpu_reboot.F7])/2))*100)" office:value-type="float" office:value="0.229968870067576">
            <text:p>0.2299688701</text:p>
          </table:table-cell>
          <table:table-cell table:style-name="ce4" table:formula="of:=(ABS(([$XU3_2_A15_perfcpu.G7]-[$XU3_2_A15_perfcpu_reboot.G7])/(([$XU3_2_A15_perfcpu.G7]+[$XU3_2_A15_perfcpu_reboot.G7])/2))*100)" office:value-type="float" office:value="0">
            <text:p>0</text:p>
          </table:table-cell>
          <table:table-cell table:style-name="ce4" table:formula="of:=(ABS(([$XU3_2_A15_perfcpu.H7]-[$XU3_2_A15_perfcpu_reboot.H7])/(([$XU3_2_A15_perfcpu.H7]+[$XU3_2_A15_perfcpu_reboot.H7])/2))*100)" office:value-type="float" office:value="0.0349846534934637">
            <text:p>0.0349846535</text:p>
          </table:table-cell>
          <table:table-cell table:style-name="ce4" table:formula="of:=(ABS(([$XU3_2_A15_perfcpu.I7]-[$XU3_2_A15_perfcpu_reboot.I7])/(([$XU3_2_A15_perfcpu.I7]+[$XU3_2_A15_perfcpu_reboot.I7])/2))*100)" office:value-type="float" office:value="0.134967969293007">
            <text:p>0.1349679693</text:p>
          </table:table-cell>
          <table:table-cell table:style-name="ce4" table:formula="of:=(ABS(([$XU3_2_A15_perfcpu.J7]-[$XU3_2_A15_perfcpu_reboot.J7])/(([$XU3_2_A15_perfcpu.J7]+[$XU3_2_A15_perfcpu_reboot.J7])/2))*100)" office:value-type="float" office:value="0.204697339641137">
            <text:p>0.2046973396</text:p>
          </table:table-cell>
          <table:table-cell table:style-name="ce4" table:formula="of:=(ABS(([$XU3_2_A15_perfcpu.K7]-[$XU3_2_A15_perfcpu_reboot.K7])/(([$XU3_2_A15_perfcpu.K7]+[$XU3_2_A15_perfcpu_reboot.K7])/2))*100)" office:value-type="float" office:value="0.0290387042389068">
            <text:p>0.0290387042</text:p>
          </table:table-cell>
          <table:table-cell table:style-name="ce4" table:formula="of:=(ABS(([$XU3_2_A15_perfcpu.L7]-[$XU3_2_A15_perfcpu_reboot.L7])/(([$XU3_2_A15_perfcpu.L7]+[$XU3_2_A15_perfcpu_reboot.L7])/2))*100)" office:value-type="float" office:value="0.572965018122598">
            <text:p>0.5729650181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table:style-name="ce4" table:formula="of:=(ABS(([$XU3_2_A15_perfcpu.B8]-[$XU3_2_A15_perfcpu_reboot.B8])/(([$XU3_2_A15_perfcpu.B8]+[$XU3_2_A15_perfcpu_reboot.B8])/2))*100)" office:value-type="float" office:value="0.703399765533416">
            <text:p>0.7033997655</text:p>
          </table:table-cell>
          <table:table-cell table:style-name="ce4" table:formula="of:=(ABS(([$XU3_2_A15_perfcpu.C8]-[$XU3_2_A15_perfcpu_reboot.C8])/(([$XU3_2_A15_perfcpu.C8]+[$XU3_2_A15_perfcpu_reboot.C8])/2))*100)" office:value-type="float" office:value="0.231517692331752">
            <text:p>0.2315176923</text:p>
          </table:table-cell>
          <table:table-cell table:style-name="ce4" table:formula="of:=(ABS(([$XU3_2_A15_perfcpu.D8]-[$XU3_2_A15_perfcpu_reboot.D8])/(([$XU3_2_A15_perfcpu.D8]+[$XU3_2_A15_perfcpu_reboot.D8])/2))*100)" office:value-type="float" office:value="0.336914103833868">
            <text:p>0.3369141038</text:p>
          </table:table-cell>
          <table:table-cell table:style-name="ce4" table:formula="of:=(ABS(([$XU3_2_A15_perfcpu.E8]-[$XU3_2_A15_perfcpu_reboot.E8])/(([$XU3_2_A15_perfcpu.E8]+[$XU3_2_A15_perfcpu_reboot.E8])/2))*100)" office:value-type="float" office:value="0.137498388690758">
            <text:p>0.1374983887</text:p>
          </table:table-cell>
          <table:table-cell table:style-name="ce4" table:formula="of:=(ABS(([$XU3_2_A15_perfcpu.F8]-[$XU3_2_A15_perfcpu_reboot.F8])/(([$XU3_2_A15_perfcpu.F8]+[$XU3_2_A15_perfcpu_reboot.F8])/2))*100)" office:value-type="float" office:value="0.343612956875776">
            <text:p>0.3436129569</text:p>
          </table:table-cell>
          <table:table-cell table:style-name="ce4" table:formula="of:=(ABS(([$XU3_2_A15_perfcpu.G8]-[$XU3_2_A15_perfcpu_reboot.G8])/(([$XU3_2_A15_perfcpu.G8]+[$XU3_2_A15_perfcpu_reboot.G8])/2))*100)" office:value-type="float" office:value="0">
            <text:p>0</text:p>
          </table:table-cell>
          <table:table-cell table:style-name="ce4" table:formula="of:=(ABS(([$XU3_2_A15_perfcpu.H8]-[$XU3_2_A15_perfcpu_reboot.H8])/(([$XU3_2_A15_perfcpu.H8]+[$XU3_2_A15_perfcpu_reboot.H8])/2))*100)" office:value-type="float" office:value="0.0823570847622944">
            <text:p>0.0823570848</text:p>
          </table:table-cell>
          <table:table-cell table:style-name="ce4" table:formula="of:=(ABS(([$XU3_2_A15_perfcpu.I8]-[$XU3_2_A15_perfcpu_reboot.I8])/(([$XU3_2_A15_perfcpu.I8]+[$XU3_2_A15_perfcpu_reboot.I8])/2))*100)" office:value-type="float" office:value="0.0301588823623205">
            <text:p>0.0301588824</text:p>
          </table:table-cell>
          <table:table-cell table:style-name="ce4" table:formula="of:=(ABS(([$XU3_2_A15_perfcpu.J8]-[$XU3_2_A15_perfcpu_reboot.J8])/(([$XU3_2_A15_perfcpu.J8]+[$XU3_2_A15_perfcpu_reboot.J8])/2))*100)" office:value-type="float" office:value="0.0395578691494429">
            <text:p>0.0395578691</text:p>
          </table:table-cell>
          <table:table-cell table:style-name="ce4" table:formula="of:=(ABS(([$XU3_2_A15_perfcpu.K8]-[$XU3_2_A15_perfcpu_reboot.K8])/(([$XU3_2_A15_perfcpu.K8]+[$XU3_2_A15_perfcpu_reboot.K8])/2))*100)" office:value-type="float" office:value="0.00532206858790008">
            <text:p>0.0053220686</text:p>
          </table:table-cell>
          <table:table-cell table:style-name="ce4" table:formula="of:=(ABS(([$XU3_2_A15_perfcpu.L8]-[$XU3_2_A15_perfcpu_reboot.L8])/(([$XU3_2_A15_perfcpu.L8]+[$XU3_2_A15_perfcpu_reboot.L8])/2))*100)" office:value-type="float" office:value="0.871737636216604">
            <text:p>0.8717376362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([$XU3_2_A15_perfcpu.B9]-[$XU3_2_A15_perfcpu_reboot.B9])/(([$XU3_2_A15_perfcpu.B9]+[$XU3_2_A15_perfcpu_reboot.B9])/2))*100)" office:value-type="float" office:value="0.276705745285076">
            <text:p>0.2767057453</text:p>
          </table:table-cell>
          <table:table-cell table:style-name="ce4" table:formula="of:=(ABS(([$XU3_2_A15_perfcpu.C9]-[$XU3_2_A15_perfcpu_reboot.C9])/(([$XU3_2_A15_perfcpu.C9]+[$XU3_2_A15_perfcpu_reboot.C9])/2))*100)" office:value-type="float" office:value="5.04922507066966">
            <text:p>5.0492250707</text:p>
          </table:table-cell>
          <table:table-cell table:style-name="ce4" table:formula="of:=(ABS(([$XU3_2_A15_perfcpu.D9]-[$XU3_2_A15_perfcpu_reboot.D9])/(([$XU3_2_A15_perfcpu.D9]+[$XU3_2_A15_perfcpu_reboot.D9])/2))*100)" office:value-type="float" office:value="0.0901481004507413">
            <text:p>0.0901481005</text:p>
          </table:table-cell>
          <table:table-cell table:style-name="ce4" table:formula="of:=(ABS(([$XU3_2_A15_perfcpu.E9]-[$XU3_2_A15_perfcpu_reboot.E9])/(([$XU3_2_A15_perfcpu.E9]+[$XU3_2_A15_perfcpu_reboot.E9])/2))*100)" office:value-type="float" office:value="0.199946952849242">
            <text:p>0.1999469528</text:p>
          </table:table-cell>
          <table:table-cell table:style-name="ce4" table:formula="of:=(ABS(([$XU3_2_A15_perfcpu.F9]-[$XU3_2_A15_perfcpu_reboot.F9])/(([$XU3_2_A15_perfcpu.F9]+[$XU3_2_A15_perfcpu_reboot.F9])/2))*100)" office:value-type="float" office:value="0.0824208171435307">
            <text:p>0.0824208171</text:p>
          </table:table-cell>
          <table:table-cell table:style-name="ce4" table:formula="of:=(ABS(([$XU3_2_A15_perfcpu.G9]-[$XU3_2_A15_perfcpu_reboot.G9])/(([$XU3_2_A15_perfcpu.G9]+[$XU3_2_A15_perfcpu_reboot.G9])/2))*100)" office:value-type="float" office:value="0">
            <text:p>0</text:p>
          </table:table-cell>
          <table:table-cell table:style-name="ce4" table:formula="of:=(ABS(([$XU3_2_A15_perfcpu.H9]-[$XU3_2_A15_perfcpu_reboot.H9])/(([$XU3_2_A15_perfcpu.H9]+[$XU3_2_A15_perfcpu_reboot.H9])/2))*100)" office:value-type="float" office:value="0.29507991849808">
            <text:p>0.2950799185</text:p>
          </table:table-cell>
          <table:table-cell table:style-name="ce4" table:formula="of:=(ABS(([$XU3_2_A15_perfcpu.I9]-[$XU3_2_A15_perfcpu_reboot.I9])/(([$XU3_2_A15_perfcpu.I9]+[$XU3_2_A15_perfcpu_reboot.I9])/2))*100)" office:value-type="float" office:value="0.0109715570737409">
            <text:p>0.0109715571</text:p>
          </table:table-cell>
          <table:table-cell table:style-name="ce4" table:formula="of:=(ABS(([$XU3_2_A15_perfcpu.J9]-[$XU3_2_A15_perfcpu_reboot.J9])/(([$XU3_2_A15_perfcpu.J9]+[$XU3_2_A15_perfcpu_reboot.J9])/2))*100)" office:value-type="float" office:value="1.14081891607501">
            <text:p>1.1408189161</text:p>
          </table:table-cell>
          <table:table-cell table:style-name="ce4" table:formula="of:=(ABS(([$XU3_2_A15_perfcpu.K9]-[$XU3_2_A15_perfcpu_reboot.K9])/(([$XU3_2_A15_perfcpu.K9]+[$XU3_2_A15_perfcpu_reboot.K9])/2))*100)" office:value-type="float" office:value="0.0824661669859161">
            <text:p>0.082466167</text:p>
          </table:table-cell>
          <table:table-cell table:style-name="ce4" table:formula="of:=(ABS(([$XU3_2_A15_perfcpu.L9]-[$XU3_2_A15_perfcpu_reboot.L9])/(([$XU3_2_A15_perfcpu.L9]+[$XU3_2_A15_perfcpu_reboot.L9])/2))*100)" office:value-type="float" office:value="0.949866653018229">
            <text:p>0.949866653</text:p>
          </table:table-cell>
          <table:table-cell table:number-columns-repeated="1012"/>
        </table:table-row>
        <table:table-row table:style-name="ro2">
          <table:table-cell/>
          <table:table-cell table:number-columns-repeated="2" office:value-type="string">
            <text:p>`</text:p>
          </table:table-cell>
          <table:table-cell table:number-columns-repeated="1021"/>
        </table:table-row>
        <table:table-row table:style-name="ro2">
          <table:table-cell office:value-type="string">
            <text:p>Avg. Diff.</text:p>
          </table:table-cell>
          <table:table-cell table:formula="of:=AVERAGE([.B9:.B11])" office:value-type="float" office:value="0.415947709317901">
            <text:p>0.4159477093</text:p>
          </table:table-cell>
          <table:table-cell table:formula="of:=AVERAGE([.C9:.C11])" office:value-type="float" office:value="1.91210703556671">
            <text:p>1.9121070356</text:p>
          </table:table-cell>
          <table:table-cell table:formula="of:=AVERAGE([.D9:.D11])" office:value-type="float" office:value="0.224461389828672">
            <text:p>0.2244613898</text:p>
          </table:table-cell>
          <table:table-cell table:formula="of:=AVERAGE([.E9:.E11])" office:value-type="float" office:value="0.1580810106562">
            <text:p>0.1580810107</text:p>
          </table:table-cell>
          <table:table-cell table:formula="of:=AVERAGE([.F9:.F11])" office:value-type="float" office:value="0.218667548028961">
            <text:p>0.218667548</text:p>
          </table:table-cell>
          <table:table-cell table:formula="of:=AVERAGE([.G9:.G11])" office:value-type="float" office:value="0">
            <text:p>0</text:p>
          </table:table-cell>
          <table:table-cell table:formula="of:=AVERAGE([.H9:.H11])" office:value-type="float" office:value="0.137473885584613">
            <text:p>0.1374738856</text:p>
          </table:table-cell>
          <table:table-cell table:formula="of:=AVERAGE([.I9:.I11])" office:value-type="float" office:value="0.0586994695763561">
            <text:p>0.0586994696</text:p>
          </table:table-cell>
          <table:table-cell table:formula="of:=AVERAGE([.J9:.J11])" office:value-type="float" office:value="0.461691374955197">
            <text:p>0.461691375</text:p>
          </table:table-cell>
          <table:table-cell table:formula="of:=AVERAGE([.K9:.K11])" office:value-type="float" office:value="0.0389423132709077">
            <text:p>0.0389423133</text:p>
          </table:table-cell>
          <table:table-cell table:formula="of:=AVERAGE([.L9:.L11])" office:value-type="float" office:value="0.798189769119144">
            <text:p>0.7981897691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A15_perfcpu_difference" table:style-name="ta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(ABS([$XU3_1_A15_perfcpu.B2]-[$XU3_2_A15_perfcpu.B2]))/(([$XU3_1_A15_perfcpu.B2]+[$XU3_2_A15_perfcpu.B2])/2)*100" office:value-type="float" office:value="0.685400959561343">
            <text:p>0.6854009596</text:p>
          </table:table-cell>
          <table:table-cell table:style-name="ce4" table:formula="of:=(ABS([$XU3_1_A15_perfcpu.C2]-[$XU3_2_A15_perfcpu.C2]))/(([$XU3_1_A15_perfcpu.C2]+[$XU3_2_A15_perfcpu.C2])/2)*100" office:value-type="float" office:value="25.1140038139458">
            <text:p>25.1140038139</text:p>
          </table:table-cell>
          <table:table-cell table:style-name="ce4" table:formula="of:=(ABS([$XU3_1_A15_perfcpu.D2]-[$XU3_2_A15_perfcpu.D2]))/(([$XU3_1_A15_perfcpu.D2]+[$XU3_2_A15_perfcpu.D2])/2)*100" office:value-type="float" office:value="5.1039200210471">
            <text:p>5.103920021</text:p>
          </table:table-cell>
          <table:table-cell table:style-name="ce4" table:formula="of:=(ABS([$XU3_1_A15_perfcpu.E2]-[$XU3_2_A15_perfcpu.E2]))/(([$XU3_1_A15_perfcpu.E2]+[$XU3_2_A15_perfcpu.E2])/2)*100" office:value-type="float" office:value="8.37429559122981">
            <text:p>8.3742955912</text:p>
          </table:table-cell>
          <table:table-cell table:style-name="ce4" table:formula="of:=(ABS([$XU3_1_A15_perfcpu.F2]-[$XU3_2_A15_perfcpu.F2]))/(([$XU3_1_A15_perfcpu.F2]+[$XU3_2_A15_perfcpu.F2])/2)*100" office:value-type="float" office:value="10.7433348395843">
            <text:p>10.7433348396</text:p>
          </table:table-cell>
          <table:table-cell table:style-name="ce4" table:formula="of:=(ABS([$XU3_1_A15_perfcpu.G2]-[$XU3_2_A15_perfcpu.G2]))/(([$XU3_1_A15_perfcpu.G2]+[$XU3_2_A15_perfcpu.G2])/2)*100" office:value-type="float" office:value="8.00000000000001">
            <text:p>8</text:p>
          </table:table-cell>
          <table:table-cell table:style-name="ce4" table:formula="of:=(ABS([$XU3_1_A15_perfcpu.H2]-[$XU3_2_A15_perfcpu.H2]))/(([$XU3_1_A15_perfcpu.H2]+[$XU3_2_A15_perfcpu.H2])/2)*100" office:value-type="float" office:value="0.00191775401925199">
            <text:p>0.001917754</text:p>
          </table:table-cell>
          <table:table-cell table:style-name="ce4" table:formula="of:=(ABS([$XU3_1_A15_perfcpu.I2]-[$XU3_2_A15_perfcpu.I2]))/(([$XU3_1_A15_perfcpu.I2]+[$XU3_2_A15_perfcpu.I2])/2)*100" office:value-type="float" office:value="0.372992719463078">
            <text:p>0.3729927195</text:p>
          </table:table-cell>
          <table:table-cell table:style-name="ce4" table:formula="of:=(ABS([$XU3_1_A15_perfcpu.J2]-[$XU3_2_A15_perfcpu.J2]))/(([$XU3_1_A15_perfcpu.J2]+[$XU3_2_A15_perfcpu.J2])/2)*100" office:value-type="float" office:value="0.0293420084671339">
            <text:p>0.0293420085</text:p>
          </table:table-cell>
          <table:table-cell table:style-name="ce4" table:formula="of:=(ABS([$XU3_1_A15_perfcpu.K2]-[$XU3_2_A15_perfcpu.K2]))/(([$XU3_1_A15_perfcpu.K2]+[$XU3_2_A15_perfcpu.K2])/2)*100" office:value-type="float" office:value="1.39633641843101">
            <text:p>1.3963364184</text:p>
          </table:table-cell>
          <table:table-cell table:style-name="ce4" table:formula="of:=(ABS([$XU3_1_A15_perfcpu.L2]-[$XU3_2_A15_perfcpu.L2]))/(([$XU3_1_A15_perfcpu.L2]+[$XU3_2_A15_perfcpu.L2])/2)*100" office:value-type="float" office:value="0.100183349307805">
            <text:p>0.1001833493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table:style-name="ce4" table:formula="of:=(ABS([$XU3_1_A15_perfcpu.B3]-[$XU3_2_A15_perfcpu.B3]))/(([$XU3_1_A15_perfcpu.B3]+[$XU3_2_A15_perfcpu.B3])/2)*100" office:value-type="float" office:value="0.325998370008155">
            <text:p>0.32599837</text:p>
          </table:table-cell>
          <table:table-cell table:style-name="ce4" table:formula="of:=(ABS([$XU3_1_A15_perfcpu.C3]-[$XU3_2_A15_perfcpu.C3]))/(([$XU3_1_A15_perfcpu.C3]+[$XU3_2_A15_perfcpu.C3])/2)*100" office:value-type="float" office:value="21.8503962143209">
            <text:p>21.8503962143</text:p>
          </table:table-cell>
          <table:table-cell table:style-name="ce4" table:formula="of:=(ABS([$XU3_1_A15_perfcpu.D3]-[$XU3_2_A15_perfcpu.D3]))/(([$XU3_1_A15_perfcpu.D3]+[$XU3_2_A15_perfcpu.D3])/2)*100" office:value-type="float" office:value="4.35092956101359">
            <text:p>4.350929561</text:p>
          </table:table-cell>
          <table:table-cell table:style-name="ce4" table:formula="of:=(ABS([$XU3_1_A15_perfcpu.E3]-[$XU3_2_A15_perfcpu.E3]))/(([$XU3_1_A15_perfcpu.E3]+[$XU3_2_A15_perfcpu.E3])/2)*100" office:value-type="float" office:value="4.3346033397022">
            <text:p>4.3346033397</text:p>
          </table:table-cell>
          <table:table-cell table:style-name="ce4" table:formula="of:=(ABS([$XU3_1_A15_perfcpu.F3]-[$XU3_2_A15_perfcpu.F3]))/(([$XU3_1_A15_perfcpu.F3]+[$XU3_2_A15_perfcpu.F3])/2)*100" office:value-type="float" office:value="3.31912183833065">
            <text:p>3.3191218383</text:p>
          </table:table-cell>
          <table:table-cell table:style-name="ce4" table:formula="of:=(ABS([$XU3_1_A15_perfcpu.G3]-[$XU3_2_A15_perfcpu.G3]))/(([$XU3_1_A15_perfcpu.G3]+[$XU3_2_A15_perfcpu.G3])/2)*100" office:value-type="float" office:value="0.647894343384004">
            <text:p>0.6478943434</text:p>
          </table:table-cell>
          <table:table-cell table:style-name="ce4" table:formula="of:=(ABS([$XU3_1_A15_perfcpu.H3]-[$XU3_2_A15_perfcpu.H3]))/(([$XU3_1_A15_perfcpu.H3]+[$XU3_2_A15_perfcpu.H3])/2)*100" office:value-type="float" office:value="0.210802629059726">
            <text:p>0.2108026291</text:p>
          </table:table-cell>
          <table:table-cell table:style-name="ce4" table:formula="of:=(ABS([$XU3_1_A15_perfcpu.I3]-[$XU3_2_A15_perfcpu.I3]))/(([$XU3_1_A15_perfcpu.I3]+[$XU3_2_A15_perfcpu.I3])/2)*100" office:value-type="float" office:value="0.61859136389178">
            <text:p>0.6185913639</text:p>
          </table:table-cell>
          <table:table-cell table:style-name="ce4" table:formula="of:=(ABS([$XU3_1_A15_perfcpu.J3]-[$XU3_2_A15_perfcpu.J3]))/(([$XU3_1_A15_perfcpu.J3]+[$XU3_2_A15_perfcpu.J3])/2)*100" office:value-type="float" office:value="0.169332034105401">
            <text:p>0.1693320341</text:p>
          </table:table-cell>
          <table:table-cell table:style-name="ce4" table:formula="of:=(ABS([$XU3_1_A15_perfcpu.K3]-[$XU3_2_A15_perfcpu.K3]))/(([$XU3_1_A15_perfcpu.K3]+[$XU3_2_A15_perfcpu.K3])/2)*100" office:value-type="float" office:value="1.36939110898466">
            <text:p>1.369391109</text:p>
          </table:table-cell>
          <table:table-cell table:style-name="ce4" table:formula="of:=(ABS([$XU3_1_A15_perfcpu.L3]-[$XU3_2_A15_perfcpu.L3]))/(([$XU3_1_A15_perfcpu.L3]+[$XU3_2_A15_perfcpu.L3])/2)*100" office:value-type="float" office:value="0.89610901851104">
            <text:p>0.8961090185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[$XU3_1_A15_perfcpu.B4]-[$XU3_2_A15_perfcpu.B4]))/(([$XU3_1_A15_perfcpu.B4]+[$XU3_2_A15_perfcpu.B4])/2)*100" office:value-type="float" office:value="0.0153268449689666">
            <text:p>0.015326845</text:p>
          </table:table-cell>
          <table:table-cell table:style-name="ce4" table:formula="of:=(ABS([$XU3_1_A15_perfcpu.C4]-[$XU3_2_A15_perfcpu.C4]))/(([$XU3_1_A15_perfcpu.C4]+[$XU3_2_A15_perfcpu.C4])/2)*100" office:value-type="float" office:value="75.9623988872055">
            <text:p>75.9623988872</text:p>
          </table:table-cell>
          <table:table-cell table:style-name="ce4" table:formula="of:=(ABS([$XU3_1_A15_perfcpu.D4]-[$XU3_2_A15_perfcpu.D4]))/(([$XU3_1_A15_perfcpu.D4]+[$XU3_2_A15_perfcpu.D4])/2)*100" office:value-type="float" office:value="39.6132109372448">
            <text:p>39.6132109372</text:p>
          </table:table-cell>
          <table:table-cell table:style-name="ce4" table:formula="of:=(ABS([$XU3_1_A15_perfcpu.E4]-[$XU3_2_A15_perfcpu.E4]))/(([$XU3_1_A15_perfcpu.E4]+[$XU3_2_A15_perfcpu.E4])/2)*100" office:value-type="float" office:value="5.86606921660078">
            <text:p>5.8660692166</text:p>
          </table:table-cell>
          <table:table-cell table:style-name="ce4" table:formula="of:=(ABS([$XU3_1_A15_perfcpu.F4]-[$XU3_2_A15_perfcpu.F4]))/(([$XU3_1_A15_perfcpu.F4]+[$XU3_2_A15_perfcpu.F4])/2)*100" office:value-type="float" office:value="39.5531527226022">
            <text:p>39.5531527226</text:p>
          </table:table-cell>
          <table:table-cell table:style-name="ce4" table:formula="of:=(ABS([$XU3_1_A15_perfcpu.G4]-[$XU3_2_A15_perfcpu.G4]))/(([$XU3_1_A15_perfcpu.G4]+[$XU3_2_A15_perfcpu.G4])/2)*100" office:value-type="float" office:value="0">
            <text:p>0</text:p>
          </table:table-cell>
          <table:table-cell table:style-name="ce4" table:formula="of:=(ABS([$XU3_1_A15_perfcpu.H4]-[$XU3_2_A15_perfcpu.H4]))/(([$XU3_1_A15_perfcpu.H4]+[$XU3_2_A15_perfcpu.H4])/2)*100" office:value-type="float" office:value="0.0415156819184801">
            <text:p>0.0415156819</text:p>
          </table:table-cell>
          <table:table-cell table:style-name="ce4" table:formula="of:=(ABS([$XU3_1_A15_perfcpu.I4]-[$XU3_2_A15_perfcpu.I4]))/(([$XU3_1_A15_perfcpu.I4]+[$XU3_2_A15_perfcpu.I4])/2)*100" office:value-type="float" office:value="0.0161420031494316">
            <text:p>0.0161420031</text:p>
          </table:table-cell>
          <table:table-cell table:style-name="ce4" table:formula="of:=(ABS([$XU3_1_A15_perfcpu.J4]-[$XU3_2_A15_perfcpu.J4]))/(([$XU3_1_A15_perfcpu.J4]+[$XU3_2_A15_perfcpu.J4])/2)*100" office:value-type="float" office:value="0.024947743351889">
            <text:p>0.0249477434</text:p>
          </table:table-cell>
          <table:table-cell table:style-name="ce4" table:formula="of:=(ABS([$XU3_1_A15_perfcpu.K4]-[$XU3_2_A15_perfcpu.K4]))/(([$XU3_1_A15_perfcpu.K4]+[$XU3_2_A15_perfcpu.K4])/2)*100" office:value-type="float" office:value="0.755628055667462">
            <text:p>0.7556280557</text:p>
          </table:table-cell>
          <table:table-cell table:style-name="ce4" table:formula="of:=(ABS([$XU3_1_A15_perfcpu.L4]-[$XU3_2_A15_perfcpu.L4]))/(([$XU3_1_A15_perfcpu.L4]+[$XU3_2_A15_perfcpu.L4])/2)*100" office:value-type="float" office:value="0.160650419897822">
            <text:p>0.160650419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vg. Diff.</text:p>
          </table:table-cell>
          <table:table-cell table:formula="of:=AVERAGE([.B2:.B4])" office:value-type="float" office:value="0.342242058179488">
            <text:p>0.3422420582</text:p>
          </table:table-cell>
          <table:table-cell table:formula="of:=AVERAGE([.C2:.C4])" office:value-type="float" office:value="40.9755996384907">
            <text:p>40.9755996385</text:p>
          </table:table-cell>
          <table:table-cell table:formula="of:=AVERAGE([.D2:.D4])" office:value-type="float" office:value="16.3560201731018">
            <text:p>16.3560201731</text:p>
          </table:table-cell>
          <table:table-cell table:formula="of:=AVERAGE([.E2:.E4])" office:value-type="float" office:value="6.1916560491776">
            <text:p>6.1916560492</text:p>
          </table:table-cell>
          <table:table-cell table:formula="of:=AVERAGE([.F2:.F4])" office:value-type="float" office:value="17.8718698001724">
            <text:p>17.8718698002</text:p>
          </table:table-cell>
          <table:table-cell table:formula="of:=AVERAGE([.G2:.G4])" office:value-type="float" office:value="2.88263144779467">
            <text:p>2.8826314478</text:p>
          </table:table-cell>
          <table:table-cell table:formula="of:=AVERAGE([.H2:.H4])" office:value-type="float" office:value="0.0847453549991528">
            <text:p>0.084745355</text:p>
          </table:table-cell>
          <table:table-cell table:formula="of:=AVERAGE([.I2:.I4])" office:value-type="float" office:value="0.33590869550143">
            <text:p>0.3359086955</text:p>
          </table:table-cell>
          <table:table-cell table:formula="of:=AVERAGE([.J2:.J4])" office:value-type="float" office:value="0.0745405953081412">
            <text:p>0.0745405953</text:p>
          </table:table-cell>
          <table:table-cell table:formula="of:=AVERAGE([.K2:.K4])" office:value-type="float" office:value="1.17378519436104">
            <text:p>1.1737851944</text:p>
          </table:table-cell>
          <table:table-cell table:formula="of:=AVERAGE([.L2:.L4])" office:value-type="float" office:value="0.385647595905556">
            <text:p>0.385647595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table:style-name="ce4" table:formula="of:=(ABS([$XU3_1_A15_perfcpu.B7]-[$XU3_2_A15_perfcpu.B7]))/(([$XU3_1_A15_perfcpu.B7]+[$XU3_2_A15_perfcpu.B7])/2)*100" office:value-type="float" office:value="0">
            <text:p>0</text:p>
          </table:table-cell>
          <table:table-cell table:style-name="ce4" table:formula="of:=(ABS([$XU3_1_A15_perfcpu.C7]-[$XU3_2_A15_perfcpu.C7]))/(([$XU3_1_A15_perfcpu.C7]+[$XU3_2_A15_perfcpu.C7])/2)*100" office:value-type="float" office:value="16.9512870120703">
            <text:p>16.9512870121</text:p>
          </table:table-cell>
          <table:table-cell table:style-name="ce4" table:formula="of:=(ABS([$XU3_1_A15_perfcpu.D7]-[$XU3_2_A15_perfcpu.D7]))/(([$XU3_1_A15_perfcpu.D7]+[$XU3_2_A15_perfcpu.D7])/2)*100" office:value-type="float" office:value="1.53249797169385">
            <text:p>1.5324979717</text:p>
          </table:table-cell>
          <table:table-cell table:style-name="ce4" table:formula="of:=(ABS([$XU3_1_A15_perfcpu.E7]-[$XU3_2_A15_perfcpu.E7]))/(([$XU3_1_A15_perfcpu.E7]+[$XU3_2_A15_perfcpu.E7])/2)*100" office:value-type="float" office:value="5.80594479054387">
            <text:p>5.8059447905</text:p>
          </table:table-cell>
          <table:table-cell table:style-name="ce4" table:formula="of:=(ABS([$XU3_1_A15_perfcpu.F7]-[$XU3_2_A15_perfcpu.F7]))/(([$XU3_1_A15_perfcpu.F7]+[$XU3_2_A15_perfcpu.F7])/2)*100" office:value-type="float" office:value="7.24528301886793">
            <text:p>7.2452830189</text:p>
          </table:table-cell>
          <table:table-cell table:style-name="ce4" table:formula="of:=(ABS([$XU3_1_A15_perfcpu.G7]-[$XU3_2_A15_perfcpu.G7]))/(([$XU3_1_A15_perfcpu.G7]+[$XU3_2_A15_perfcpu.G7])/2)*100" office:value-type="float" office:value="8.00000000000001">
            <text:p>8</text:p>
          </table:table-cell>
          <table:table-cell table:style-name="ce4" table:formula="of:=(ABS([$XU3_1_A15_perfcpu.H7]-[$XU3_2_A15_perfcpu.H7]))/(([$XU3_1_A15_perfcpu.H7]+[$XU3_2_A15_perfcpu.H7])/2)*100" office:value-type="float" office:value="0.166024082258889">
            <text:p>0.1660240823</text:p>
          </table:table-cell>
          <table:table-cell table:style-name="ce4" table:formula="of:=(ABS([$XU3_1_A15_perfcpu.I7]-[$XU3_2_A15_perfcpu.I7]))/(([$XU3_1_A15_perfcpu.I7]+[$XU3_2_A15_perfcpu.I7])/2)*100" office:value-type="float" office:value="0.0438131744962925">
            <text:p>0.0438131745</text:p>
          </table:table-cell>
          <table:table-cell table:style-name="ce4" table:formula="of:=(ABS([$XU3_1_A15_perfcpu.J7]-[$XU3_2_A15_perfcpu.J7]))/(([$XU3_1_A15_perfcpu.J7]+[$XU3_2_A15_perfcpu.J7])/2)*100" office:value-type="float" office:value="0.037391413314577">
            <text:p>0.0373914133</text:p>
          </table:table-cell>
          <table:table-cell table:style-name="ce4" table:formula="of:=(ABS([$XU3_1_A15_perfcpu.K7]-[$XU3_2_A15_perfcpu.K7]))/(([$XU3_1_A15_perfcpu.K7]+[$XU3_2_A15_perfcpu.K7])/2)*100" office:value-type="float" office:value="0.0974351399140893">
            <text:p>0.0974351399</text:p>
          </table:table-cell>
          <table:table-cell table:style-name="ce4" table:formula="of:=(ABS([$XU3_1_A15_perfcpu.L7]-[$XU3_2_A15_perfcpu.L7]))/(([$XU3_1_A15_perfcpu.L7]+[$XU3_2_A15_perfcpu.L7])/2)*100" office:value-type="float" office:value="0.828729089527709">
            <text:p>0.8287290895</text:p>
          </table:table-cell>
          <table:table-cell table:number-columns-repeated="1012"/>
        </table:table-row>
        <table:table-row table:style-name="ro1">
          <table:table-cell office:value-type="float" office:value="1100">
            <text:p>1100</text:p>
          </table:table-cell>
          <table:table-cell table:style-name="ce4" table:formula="of:=(ABS([$XU3_1_A15_perfcpu.B8]-[$XU3_2_A15_perfcpu.B8]))/(([$XU3_1_A15_perfcpu.B8]+[$XU3_2_A15_perfcpu.B8])/2)*100" office:value-type="float" office:value="0.313234142521539">
            <text:p>0.3132341425</text:p>
          </table:table-cell>
          <table:table-cell table:style-name="ce4" table:formula="of:=(ABS([$XU3_1_A15_perfcpu.C8]-[$XU3_2_A15_perfcpu.C8]))/(([$XU3_1_A15_perfcpu.C8]+[$XU3_2_A15_perfcpu.C8])/2)*100" office:value-type="float" office:value="15.7038847211231">
            <text:p>15.7038847211</text:p>
          </table:table-cell>
          <table:table-cell table:style-name="ce4" table:formula="of:=(ABS([$XU3_1_A15_perfcpu.D8]-[$XU3_2_A15_perfcpu.D8]))/(([$XU3_1_A15_perfcpu.D8]+[$XU3_2_A15_perfcpu.D8])/2)*100" office:value-type="float" office:value="6.93109693419701">
            <text:p>6.9310969342</text:p>
          </table:table-cell>
          <table:table-cell table:style-name="ce4" table:formula="of:=(ABS([$XU3_1_A15_perfcpu.E8]-[$XU3_2_A15_perfcpu.E8]))/(([$XU3_1_A15_perfcpu.E8]+[$XU3_2_A15_perfcpu.E8])/2)*100" office:value-type="float" office:value="4.63052455847466">
            <text:p>4.6305245585</text:p>
          </table:table-cell>
          <table:table-cell table:style-name="ce4" table:formula="of:=(ABS([$XU3_1_A15_perfcpu.F8]-[$XU3_2_A15_perfcpu.F8]))/(([$XU3_1_A15_perfcpu.F8]+[$XU3_2_A15_perfcpu.F8])/2)*100" office:value-type="float" office:value="0.622191496716206">
            <text:p>0.6221914967</text:p>
          </table:table-cell>
          <table:table-cell table:style-name="ce4" table:formula="of:=(ABS([$XU3_1_A15_perfcpu.G8]-[$XU3_2_A15_perfcpu.G8]))/(([$XU3_1_A15_perfcpu.G8]+[$XU3_2_A15_perfcpu.G8])/2)*100" office:value-type="float" office:value="6.87316931858417">
            <text:p>6.8731693186</text:p>
          </table:table-cell>
          <table:table-cell table:style-name="ce4" table:formula="of:=(ABS([$XU3_1_A15_perfcpu.H8]-[$XU3_2_A15_perfcpu.H8]))/(([$XU3_1_A15_perfcpu.H8]+[$XU3_2_A15_perfcpu.H8])/2)*100" office:value-type="float" office:value="0.0285945581231564">
            <text:p>0.0285945581</text:p>
          </table:table-cell>
          <table:table-cell table:style-name="ce4" table:formula="of:=(ABS([$XU3_1_A15_perfcpu.I8]-[$XU3_2_A15_perfcpu.I8]))/(([$XU3_1_A15_perfcpu.I8]+[$XU3_2_A15_perfcpu.I8])/2)*100" office:value-type="float" office:value="0.00366974920218189">
            <text:p>0.0036697492</text:p>
          </table:table-cell>
          <table:table-cell table:style-name="ce4" table:formula="of:=(ABS([$XU3_1_A15_perfcpu.J8]-[$XU3_2_A15_perfcpu.J8]))/(([$XU3_1_A15_perfcpu.J8]+[$XU3_2_A15_perfcpu.J8])/2)*100" office:value-type="float" office:value="0.172870267939357">
            <text:p>0.1728702679</text:p>
          </table:table-cell>
          <table:table-cell table:style-name="ce4" table:formula="of:=(ABS([$XU3_1_A15_perfcpu.K8]-[$XU3_2_A15_perfcpu.K8]))/(([$XU3_1_A15_perfcpu.K8]+[$XU3_2_A15_perfcpu.K8])/2)*100" office:value-type="float" office:value="0.0714516381364116">
            <text:p>0.0714516381</text:p>
          </table:table-cell>
          <table:table-cell table:style-name="ce4" table:formula="of:=(ABS([$XU3_1_A15_perfcpu.L8]-[$XU3_2_A15_perfcpu.L8]))/(([$XU3_1_A15_perfcpu.L8]+[$XU3_2_A15_perfcpu.L8])/2)*100" office:value-type="float" office:value="0.0392658933797356">
            <text:p>0.0392658934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[$XU3_1_A15_perfcpu.B9]-[$XU3_2_A15_perfcpu.B9]))/(([$XU3_1_A15_perfcpu.B9]+[$XU3_2_A15_perfcpu.B9])/2)*100" office:value-type="float" office:value="0.262161374890759">
            <text:p>0.2621613749</text:p>
          </table:table-cell>
          <table:table-cell table:style-name="ce4" table:formula="of:=(ABS([$XU3_1_A15_perfcpu.C9]-[$XU3_2_A15_perfcpu.C9]))/(([$XU3_1_A15_perfcpu.C9]+[$XU3_2_A15_perfcpu.C9])/2)*100" office:value-type="float" office:value="51.5719105549498">
            <text:p>51.5719105549</text:p>
          </table:table-cell>
          <table:table-cell table:style-name="ce4" table:formula="of:=(ABS([$XU3_1_A15_perfcpu.D9]-[$XU3_2_A15_perfcpu.D9]))/(([$XU3_1_A15_perfcpu.D9]+[$XU3_2_A15_perfcpu.D9])/2)*100" office:value-type="float" office:value="30.4141309188066">
            <text:p>30.4141309188</text:p>
          </table:table-cell>
          <table:table-cell table:style-name="ce4" table:formula="of:=(ABS([$XU3_1_A15_perfcpu.E9]-[$XU3_2_A15_perfcpu.E9]))/(([$XU3_1_A15_perfcpu.E9]+[$XU3_2_A15_perfcpu.E9])/2)*100" office:value-type="float" office:value="4.03154396674757">
            <text:p>4.0315439667</text:p>
          </table:table-cell>
          <table:table-cell table:style-name="ce4" table:formula="of:=(ABS([$XU3_1_A15_perfcpu.F9]-[$XU3_2_A15_perfcpu.F9]))/(([$XU3_1_A15_perfcpu.F9]+[$XU3_2_A15_perfcpu.F9])/2)*100" office:value-type="float" office:value="30.5206706944539">
            <text:p>30.5206706945</text:p>
          </table:table-cell>
          <table:table-cell table:style-name="ce4" table:formula="of:=(ABS([$XU3_1_A15_perfcpu.G9]-[$XU3_2_A15_perfcpu.G9]))/(([$XU3_1_A15_perfcpu.G9]+[$XU3_2_A15_perfcpu.G9])/2)*100" office:value-type="float" office:value="0">
            <text:p>0</text:p>
          </table:table-cell>
          <table:table-cell table:style-name="ce4" table:formula="of:=(ABS([$XU3_1_A15_perfcpu.H9]-[$XU3_2_A15_perfcpu.H9]))/(([$XU3_1_A15_perfcpu.H9]+[$XU3_2_A15_perfcpu.H9])/2)*100" office:value-type="float" office:value="0.260952313622554">
            <text:p>0.2609523136</text:p>
          </table:table-cell>
          <table:table-cell table:style-name="ce4" table:formula="of:=(ABS([$XU3_1_A15_perfcpu.I9]-[$XU3_2_A15_perfcpu.I9]))/(([$XU3_1_A15_perfcpu.I9]+[$XU3_2_A15_perfcpu.I9])/2)*100" office:value-type="float" office:value="0.0295259506181069">
            <text:p>0.0295259506</text:p>
          </table:table-cell>
          <table:table-cell table:style-name="ce4" table:formula="of:=(ABS([$XU3_1_A15_perfcpu.J9]-[$XU3_2_A15_perfcpu.J9]))/(([$XU3_1_A15_perfcpu.J9]+[$XU3_2_A15_perfcpu.J9])/2)*100" office:value-type="float" office:value="0.0465813680561702">
            <text:p>0.0465813681</text:p>
          </table:table-cell>
          <table:table-cell table:style-name="ce4" table:formula="of:=(ABS([$XU3_1_A15_perfcpu.K9]-[$XU3_2_A15_perfcpu.K9]))/(([$XU3_1_A15_perfcpu.K9]+[$XU3_2_A15_perfcpu.K9])/2)*100" office:value-type="float" office:value="0.00387687421904085">
            <text:p>0.0038768742</text:p>
          </table:table-cell>
          <table:table-cell table:style-name="ce4" table:formula="of:=(ABS([$XU3_1_A15_perfcpu.L9]-[$XU3_2_A15_perfcpu.L9]))/(([$XU3_1_A15_perfcpu.L9]+[$XU3_2_A15_perfcpu.L9])/2)*100" office:value-type="float" office:value="1.45825734809701">
            <text:p>1.4582573481</text:p>
          </table:table-cell>
          <table:table-cell table:number-columns-repeated="1012"/>
        </table:table-row>
        <table:table-row table:style-name="ro2">
          <table:table-cell/>
          <table:table-cell table:number-columns-repeated="2" office:value-type="string">
            <text:p>`</text:p>
          </table:table-cell>
          <table:table-cell table:number-columns-repeated="1021"/>
        </table:table-row>
        <table:table-row table:style-name="ro2">
          <table:table-cell office:value-type="string">
            <text:p>Avg. Diff.</text:p>
          </table:table-cell>
          <table:table-cell table:formula="of:=AVERAGE([.B9:.B11])" office:value-type="float" office:value="0.1917985058041">
            <text:p>0.1917985058</text:p>
          </table:table-cell>
          <table:table-cell table:formula="of:=AVERAGE([.C9:.C11])" office:value-type="float" office:value="28.0756940960478">
            <text:p>28.075694096</text:p>
          </table:table-cell>
          <table:table-cell table:formula="of:=AVERAGE([.D9:.D11])" office:value-type="float" office:value="12.9592419415658">
            <text:p>12.9592419416</text:p>
          </table:table-cell>
          <table:table-cell table:formula="of:=AVERAGE([.E9:.E11])" office:value-type="float" office:value="4.82267110525536">
            <text:p>4.8226711053</text:p>
          </table:table-cell>
          <table:table-cell table:formula="of:=AVERAGE([.F9:.F11])" office:value-type="float" office:value="12.796048403346">
            <text:p>12.7960484033</text:p>
          </table:table-cell>
          <table:table-cell table:formula="of:=AVERAGE([.G9:.G11])" office:value-type="float" office:value="4.95772310619473">
            <text:p>4.9577231062</text:p>
          </table:table-cell>
          <table:table-cell table:formula="of:=AVERAGE([.H9:.H11])" office:value-type="float" office:value="0.1518569846682">
            <text:p>0.1518569847</text:p>
          </table:table-cell>
          <table:table-cell table:formula="of:=AVERAGE([.I9:.I11])" office:value-type="float" office:value="0.0256696247721938">
            <text:p>0.0256696248</text:p>
          </table:table-cell>
          <table:table-cell table:formula="of:=AVERAGE([.J9:.J11])" office:value-type="float" office:value="0.0856143497700346">
            <text:p>0.0856143498</text:p>
          </table:table-cell>
          <table:table-cell table:formula="of:=AVERAGE([.K9:.K11])" office:value-type="float" office:value="0.0575878840898472">
            <text:p>0.0575878841</text:p>
          </table:table-cell>
          <table:table-cell table:formula="of:=AVERAGE([.L9:.L11])" office:value-type="float" office:value="0.77541744366815">
            <text:p>0.7754174437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="2cm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XU3_5f_1_5f_A15_5f_perfcpu" style:display-name="PageStyle_XU3_1_A15_perfcp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thread" style:display-name="PageStyle_XU3_2_A15_perfthrea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cpu" style:display-name="PageStyle_XU3_2_A15_perfcpu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cpu_5f_reboot" style:display-name="PageStyle_XU3_2_A15_perfcpu_reboo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_5f_difference" style:display-name="PageStyle_XU3_2_A15_perf_differe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cpu_5f_reboot_5f_difference" style:display-name="PageStyle_XU3_2_A15_perfcpu_reboot_differe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A15_5f_perfcpu_5f_difference" style:display-name="PageStyle_XU3_A15_perfcpu_differe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01:03:11</meta:creation-date>
    <dc:date>2016-01-22T02:25:25</dc:date>
    <meta:editing-cycles>3</meta:editing-cycles>
    <meta:editing-duration>PT1H21M8S</meta:editing-duration>
    <meta:generator>LibreOffice/3.5$Linux_X86_64 LibreOffice_project/350m1$Build-2</meta:generator>
    <meta:document-statistic meta:table-count="7" meta:cell-count="863" meta:object-count="0"/>
  </office:meta>
</office:document-meta>
</file>